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460000020CA8D9DE275A01DF9B.png" manifest:media-type="image/png"/>
  <manifest:file-entry manifest:full-path="Pictures/200002030000566D00003616DDB6038099C7B9EE.svm" manifest:media-type="image/x-svm"/>
  <manifest:file-entry manifest:full-path="Pictures/10000200000003450000020C337E917B021C7D40.png" manifest:media-type="image/png"/>
  <manifest:file-entry manifest:full-path="Pictures/10000200000003450000020C978AB5854C886ABC.png" manifest:media-type="image/png"/>
  <manifest:file-entry manifest:full-path="Pictures/200001660000566D000036160769F49918C382E0.svm" manifest:media-type="image/x-svm"/>
  <manifest:file-entry manifest:full-path="Pictures/10000200000003450000020C0B6A8CFB471BE422.png" manifest:media-type="image/png"/>
  <manifest:file-entry manifest:full-path="Pictures/200001200000566D00003616F928D2F156192DAE.svm" manifest:media-type="image/x-svm"/>
  <manifest:file-entry manifest:full-path="Pictures/200000970000566D0000361655C5204A31880821.svm" manifest:media-type="image/x-svm"/>
  <manifest:file-entry manifest:full-path="Pictures/200000510000566D000036161808C6D7CE67F876.svm" manifest:media-type="image/x-svm"/>
  <manifest:file-entry manifest:full-path="Pictures/10000200000003440000020BF79C84CA9B50BFE1.png" manifest:media-type="image/png"/>
  <manifest:file-entry manifest:full-path="Pictures/100002000000004D00000045047EE174AF65F922.png" manifest:media-type="image/png"/>
  <manifest:file-entry manifest:full-path="Pictures/2000000B0000087000000A3B1C6DC159572B393C.svm" manifest:media-type="image/x-svm"/>
  <manifest:file-entry manifest:full-path="Pictures/2000000B000007E7000007A2D93CF5F07F29375B.svm" manifest:media-type="image/x-svm"/>
  <manifest:file-entry manifest:full-path="Pictures/2000029800005676000036164E64AEF489753C2C.svm" manifest:media-type="image/x-svm"/>
  <manifest:file-entry manifest:full-path="Pictures/10000200000003450000020C65B5306CFAA301E4.png" manifest:media-type="image/png"/>
  <manifest:file-entry manifest:full-path="Pictures/2000000B000007F100000723FAB14AF2F8F9B986.svm" manifest:media-type="image/x-svm"/>
  <manifest:file-entry manifest:full-path="Pictures/200000DE000056550000360386FF18FF0A47888A.svm" manifest:media-type="image/x-svm"/>
  <manifest:file-entry manifest:full-path="Pictures/10000200000003460000020C4A8C4D9BC69B786B.png" manifest:media-type="image/png"/>
  <manifest:file-entry manifest:full-path="Pictures/10000200000003440000020CCD41CCD6AC42DD1F.png" manifest:media-type="image/png"/>
  <manifest:file-entry manifest:full-path="Pictures/200000BF0000565500003603DC9937B423523EB6.svm" manifest:media-type="image/x-svm"/>
  <manifest:file-entry manifest:full-path="Pictures/10000200000003450000020C8DC93A4DF41D946D.png" manifest:media-type="image/png"/>
  <manifest:file-entry manifest:full-path="Pictures/100002000000004C0000004A5B704844133F4ECB.png" manifest:media-type="image/png"/>
  <manifest:file-entry manifest:full-path="Pictures/10000200000003440000020B51E22C83CF78D5F0.png" manifest:media-type="image/png"/>
  <manifest:file-entry manifest:full-path="Pictures/200000D30000565500003603DBD5B0F50907F62B.svm" manifest:media-type="image/x-svm"/>
  <manifest:file-entry manifest:full-path="Pictures/10000200000003440000020B8536FBE0F05FEF62.png" manifest:media-type="image/png"/>
  <manifest:file-entry manifest:full-path="Pictures/2000006100005655000036012E2133F443E98C0F.svm" manifest:media-type="image/x-svm"/>
  <manifest:file-entry manifest:full-path="Pictures/1000020000000052000000633C66EA664E82BC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d428" draw:textarea-horizontal-align="justify" draw:textarea-vertical-align="middle" draw:auto-grow-height="false" fo:min-height="10.418cm" fo:min-width="3.979cm"/>
    </style:style>
    <style:style style:name="gr2" style:family="graphic" style:parent-style-name="standard">
      <style:graphic-properties svg:stroke-color="#000000" draw:fill-color="#e8a202" draw:textarea-horizontal-align="justify" draw:textarea-vertical-align="middle" draw:auto-grow-height="false" fo:min-height="10.418cm" fo:min-width="10.38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3.571cm" fo:min-width="21.598cm"/>
    </style:style>
    <style:style style:name="gr4" style:family="graphic" style:parent-style-name="standard">
      <style:graphic-properties svg:stroke-color="#ffffff" draw:fill="solid" draw:fill-color="#dddddd" draw:textarea-horizontal-align="justify" draw:textarea-vertical-align="middle" draw:auto-grow-height="false" fo:min-height="2.29cm" fo:min-width="5.977cm"/>
    </style:style>
    <style:style style:name="gr5" style:family="graphic" style:parent-style-name="standard">
      <style:graphic-properties svg:stroke-color="#ffffff" draw:fill="solid" draw:fill-color="#b2b2b2" draw:textarea-horizontal-align="justify" draw:textarea-vertical-align="middle" draw:auto-grow-height="false" fo:min-height="6.1cm" fo:min-width="5.977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56cm" fo:min-width="1.233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22cm" fo:min-width="1.199cm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4cm, 0.334cm, 0.429cm, 0.291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54cm, 0.355cm, 0.302cm, 0.28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09cm, 0.128cm, 0.539cm, 0.63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411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42cm" fo:min-width="0.526cm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-color="#e8a202" draw:textarea-horizontal-align="justify" draw:textarea-vertical-align="middle" draw:auto-grow-height="false" fo:min-height="4.195cm" fo:min-width="0.897cm"/>
    </style:style>
    <style:style style:name="gr14" style:family="graphic" style:parent-style-name="Default_5f_4">
      <style:graphic-properties svg:stroke-color="#000000" draw:fill-color="#ffd428" draw:textarea-horizontal-align="justify" draw:textarea-vertical-align="middle" draw:auto-grow-height="false" fo:min-height="10.418cm" fo:min-width="3.979cm"/>
    </style:style>
    <style:style style:name="gr15" style:family="graphic" style:parent-style-name="Default_5f_4">
      <style:graphic-properties svg:stroke-color="#000000" draw:fill-color="#e8a202" draw:textarea-horizontal-align="justify" draw:textarea-vertical-align="middle" draw:auto-grow-height="false" fo:min-height="10.418cm" fo:min-width="10.388cm"/>
    </style:style>
    <style:style style:name="gr16" style:family="graphic" style:parent-style-name="Default_5f_4">
      <style:graphic-properties svg:stroke-color="#000000" draw:fill="none" draw:textarea-horizontal-align="justify" draw:textarea-vertical-align="middle" draw:auto-grow-height="false" fo:min-height="13.571cm" fo:min-width="21.598cm"/>
    </style:style>
    <style:style style:name="gr17" style:family="graphic" style:parent-style-name="Default_5f_4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42cm" fo:min-width="0.526cm" fo:padding-top="0.151cm" fo:padding-bottom="0.151cm" fo:padding-left="0.276cm" fo:padding-right="0.276cm"/>
    </style:style>
    <style:style style:name="gr18" style:family="graphic" style:parent-style-name="Default_5f_2">
      <style:graphic-properties svg:stroke-color="#000000" draw:fill-color="#ffd428" draw:textarea-horizontal-align="justify" draw:textarea-vertical-align="middle" draw:auto-grow-height="false" fo:min-height="10.418cm" fo:min-width="3.979cm"/>
    </style:style>
    <style:style style:name="gr19" style:family="graphic" style:parent-style-name="Default_5f_2">
      <style:graphic-properties svg:stroke-color="#000000" draw:fill-color="#e8a202" draw:textarea-horizontal-align="justify" draw:textarea-vertical-align="middle" draw:auto-grow-height="false" fo:min-height="10.418cm" fo:min-width="10.388cm"/>
    </style:style>
    <style:style style:name="gr20" style:family="graphic" style:parent-style-name="Default_5f_2">
      <style:graphic-properties svg:stroke-color="#000000" draw:fill="none" draw:textarea-horizontal-align="justify" draw:textarea-vertical-align="middle" draw:auto-grow-height="false" fo:min-height="13.571cm" fo:min-width="21.598cm"/>
    </style:style>
    <style:style style:name="gr21" style:family="graphic" style:parent-style-name="Default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4cm" fo:min-width="1.181cm" fo:padding-top="0.151cm" fo:padding-bottom="0.151cm" fo:padding-left="0.276cm" fo:padding-right="0.276cm"/>
    </style:style>
    <style:style style:name="gr22" style:family="graphic" style:parent-style-name="Object_20_with_20_no_20_fill_20_and_20_no_20_line_5f_2">
      <style:graphic-properties draw:textarea-horizontal-align="center" draw:textarea-vertical-align="middle" draw:color-mode="standard" draw:luminance="0%" draw:contrast="0%" draw:gamma="100%" draw:red="0%" draw:green="0%" draw:blue="0%" fo:clip="rect(0.254cm, 0.334cm, 0.429cm, 0.291cm)" draw:image-opacity="100%" style:mirror="none"/>
    </style:style>
    <style:style style:name="gr23" style:family="graphic" style:parent-style-name="Default_5f_2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42cm" fo:min-width="0.526cm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0.418cm" fo:min-width="14.867cm"/>
    </style:style>
    <style:style style:name="gr25" style:family="graphic" style:parent-style-name="standard">
      <style:graphic-properties draw:stroke="solid" svg:stroke-color="#000000" draw:fill-color="#81d41a" draw:textarea-horizontal-align="justify" draw:textarea-vertical-align="middle" draw:auto-grow-height="false" fo:min-height="7.624cm" fo:min-width="10.422cm"/>
    </style:style>
    <style:style style:name="gr26" style:family="graphic" style:parent-style-name="Default_5f_2">
      <style:graphic-properties draw:stroke="none" svg:stroke-color="#000000" draw:fill="none" draw:fill-color="#ffffff" fo:min-height="1.411cm"/>
    </style:style>
    <style:style style:name="gr27" style:family="graphic" style:parent-style-name="standard">
      <style:graphic-properties draw:stroke="solid" svg:stroke-color="#000000" draw:fill-color="#bbe33d" draw:textarea-horizontal-align="justify" draw:textarea-vertical-align="middle" draw:auto-grow-height="false" fo:min-height="7.624cm" fo:min-width="3.945cm"/>
    </style:style>
    <style:style style:name="gr28" style:family="graphic" style:parent-style-name="Default_5f_2_5f_1">
      <style:graphic-properties svg:stroke-color="#000000" draw:fill-color="#ffd428" draw:textarea-horizontal-align="justify" draw:textarea-vertical-align="middle" draw:auto-grow-height="false" fo:min-height="10.418cm" fo:min-width="3.979cm"/>
    </style:style>
    <style:style style:name="gr29" style:family="graphic" style:parent-style-name="Default_5f_2_5f_1">
      <style:graphic-properties svg:stroke-color="#000000" draw:fill-color="#e8a202" draw:textarea-horizontal-align="justify" draw:textarea-vertical-align="middle" draw:auto-grow-height="false" fo:min-height="10.418cm" fo:min-width="10.388cm"/>
    </style:style>
    <style:style style:name="gr30" style:family="graphic" style:parent-style-name="Default_5f_3">
      <style:graphic-properties draw:stroke="none" draw:fill-color="#ffffff" draw:opacity="70%" draw:textarea-horizontal-align="justify" draw:textarea-vertical-align="middle" draw:auto-grow-height="false" fo:min-height="10.418cm" fo:min-width="14.867cm"/>
    </style:style>
    <style:style style:name="gr31" style:family="graphic" style:parent-style-name="Default_5f_2_5f_1">
      <style:graphic-properties svg:stroke-color="#000000" draw:fill="none" draw:textarea-horizontal-align="justify" draw:textarea-vertical-align="middle" draw:auto-grow-height="false" fo:min-height="13.571cm" fo:min-width="21.598cm"/>
    </style:style>
    <style:style style:name="gr32" style:family="graphic" style:parent-style-name="Default_5f_2_5f_1">
      <style:graphic-properties svg:stroke-color="#ffffff" draw:fill="solid" draw:fill-color="#dddddd" draw:textarea-horizontal-align="justify" draw:textarea-vertical-align="middle" draw:auto-grow-height="false" fo:min-height="2.29cm" fo:min-width="5.977cm"/>
    </style:style>
    <style:style style:name="gr33" style:family="graphic" style:parent-style-name="Default_5f_2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4cm" fo:min-width="1.181cm" fo:padding-top="0.151cm" fo:padding-bottom="0.151cm" fo:padding-left="0.276cm" fo:padding-right="0.276cm"/>
    </style:style>
    <style:style style:name="gr34" style:family="graphic" style:parent-style-name="Object_20_with_20_no_20_fill_20_and_20_no_20_line_5f_2_5f_1">
      <style:graphic-properties draw:textarea-horizontal-align="center" draw:textarea-vertical-align="middle" draw:color-mode="standard" draw:luminance="0%" draw:contrast="0%" draw:gamma="100%" draw:red="0%" draw:green="0%" draw:blue="0%" fo:clip="rect(0.254cm, 0.334cm, 0.429cm, 0.291cm)" draw:image-opacity="100%" style:mirror="none"/>
    </style:style>
    <style:style style:name="gr35" style:family="graphic" style:parent-style-name="Object_20_with_20_no_20_fill_20_and_20_no_20_line_5f_2_5f_1">
      <style:graphic-properties draw:textarea-horizontal-align="center" draw:textarea-vertical-align="middle" draw:color-mode="standard" draw:luminance="0%" draw:contrast="0%" draw:gamma="100%" draw:red="0%" draw:green="0%" draw:blue="0%" fo:clip="rect(0.809cm, 0.128cm, 0.539cm, 0.634cm)" draw:image-opacity="100%" style:mirror="none"/>
    </style:style>
    <style:style style:name="gr36" style:family="graphic" style:parent-style-name="Default_5f_2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42cm" fo:min-width="0.526cm" fo:padding-top="0.151cm" fo:padding-bottom="0.151cm" fo:padding-left="0.276cm" fo:padding-right="0.276cm"/>
    </style:style>
    <style:style style:name="gr37" style:family="graphic" style:parent-style-name="Default_5f_3">
      <style:graphic-properties draw:stroke="solid" svg:stroke-color="#000000" draw:fill-color="#ffff00" draw:textarea-horizontal-align="justify" draw:textarea-vertical-align="middle" draw:auto-grow-height="false" fo:min-height="6.1cm" fo:min-width="10.422cm"/>
    </style:style>
    <style:style style:name="gr38" style:family="graphic" style:parent-style-name="Default_5f_2_5f_1">
      <style:graphic-properties draw:stroke="none" svg:stroke-color="#000000" draw:fill="none" draw:fill-color="#ffffff" fo:min-height="1.411cm"/>
    </style:style>
    <style:style style:name="gr39" style:family="graphic" style:parent-style-name="Default_5f_3">
      <style:graphic-properties draw:stroke="none" draw:fill-color="#ffffff" draw:opacity="51%" draw:textarea-horizontal-align="justify" draw:textarea-vertical-align="middle" draw:auto-grow-height="false" fo:min-height="3.306cm" fo:min-width="6.231cm"/>
    </style:style>
    <style:style style:name="gr40" style:family="graphic" style:parent-style-name="Default_5f_3">
      <style:graphic-properties draw:stroke="none" draw:fill-color="#ffffff" draw:opacity="51%" draw:textarea-horizontal-align="justify" draw:textarea-vertical-align="middle" draw:auto-grow-height="false" fo:min-height="3.306cm" fo:min-width="5.85cm"/>
    </style:style>
    <style:style style:name="gr41" style:family="graphic" style:parent-style-name="Default_5f_2_5f_1_5f_1">
      <style:graphic-properties svg:stroke-color="#000000" draw:fill-color="#ffd428" draw:textarea-horizontal-align="justify" draw:textarea-vertical-align="middle" draw:auto-grow-height="false" fo:min-height="10.418cm" fo:min-width="3.979cm"/>
    </style:style>
    <style:style style:name="gr42" style:family="graphic" style:parent-style-name="Default_5f_2_5f_1_5f_1">
      <style:graphic-properties svg:stroke-color="#000000" draw:fill-color="#e8a202" draw:textarea-horizontal-align="justify" draw:textarea-vertical-align="middle" draw:auto-grow-height="false" fo:min-height="10.418cm" fo:min-width="10.388cm"/>
    </style:style>
    <style:style style:name="gr43" style:family="graphic" style:parent-style-name="Default_5f_3_5f_1">
      <style:graphic-properties draw:stroke="none" draw:fill-color="#ffffff" draw:opacity="70%" draw:textarea-horizontal-align="justify" draw:textarea-vertical-align="middle" draw:auto-grow-height="false" fo:min-height="10.418cm" fo:min-width="14.867cm"/>
    </style:style>
    <style:style style:name="gr44" style:family="graphic" style:parent-style-name="Default_5f_2_5f_1_5f_1">
      <style:graphic-properties svg:stroke-color="#000000" draw:fill="none" draw:textarea-horizontal-align="justify" draw:textarea-vertical-align="middle" draw:auto-grow-height="false" fo:min-height="13.571cm" fo:min-width="21.598cm"/>
    </style:style>
    <style:style style:name="gr45" style:family="graphic" style:parent-style-name="Default_5f_2_5f_1_5f_1">
      <style:graphic-properties svg:stroke-color="#ffffff" draw:fill="solid" draw:fill-color="#b2b2b2" draw:textarea-horizontal-align="justify" draw:textarea-vertical-align="middle" draw:auto-grow-height="false" fo:min-height="6.1cm" fo:min-width="5.977cm"/>
    </style:style>
    <style:style style:name="gr46" style:family="graphic" style:parent-style-name="Default_5f_2_5f_1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4cm" fo:min-width="1.181cm" fo:padding-top="0.151cm" fo:padding-bottom="0.151cm" fo:padding-left="0.276cm" fo:padding-right="0.276cm"/>
    </style:style>
    <style:style style:name="gr47" style:family="graphic" style:parent-style-name="Object_20_with_20_no_20_fill_20_and_20_no_20_line_5f_2_5f_1_5f_1">
      <style:graphic-properties draw:textarea-horizontal-align="center" draw:textarea-vertical-align="middle" draw:color-mode="standard" draw:luminance="0%" draw:contrast="0%" draw:gamma="100%" draw:red="0%" draw:green="0%" draw:blue="0%" fo:clip="rect(0.254cm, 0.355cm, 0.302cm, 0.28cm)" draw:image-opacity="100%" style:mirror="none"/>
    </style:style>
    <style:style style:name="gr48" style:family="graphic" style:parent-style-name="Default_5f_2_5f_1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42cm" fo:min-width="0.526cm" fo:padding-top="0.151cm" fo:padding-bottom="0.151cm" fo:padding-left="0.276cm" fo:padding-right="0.276cm"/>
    </style:style>
    <style:style style:name="gr49" style:family="graphic" style:parent-style-name="Default_5f_3_5f_1">
      <style:graphic-properties draw:stroke="solid" svg:stroke-color="#000000" draw:fill-color="#ff0000" draw:textarea-horizontal-align="justify" draw:textarea-vertical-align="middle" draw:auto-grow-height="false" fo:min-height="4.703cm" fo:min-width="10.422cm"/>
    </style:style>
    <style:style style:name="gr50" style:family="graphic" style:parent-style-name="Default_5f_2_5f_1_5f_1">
      <style:graphic-properties draw:stroke="none" svg:stroke-color="#000000" draw:fill="none" draw:fill-color="#ffffff" fo:min-height="1.411cm"/>
    </style:style>
    <style:style style:name="gr51" style:family="graphic" style:parent-style-name="Default_5f_3_5f_1">
      <style:graphic-properties draw:stroke="none" draw:fill-color="#ffffff" draw:opacity="51%" draw:textarea-horizontal-align="justify" draw:textarea-vertical-align="middle" draw:auto-grow-height="false" fo:min-height="6.227cm" fo:min-width="5.85cm"/>
    </style:style>
    <style:style style:name="gr52" style:family="graphic" style:parent-style-name="Default_5f_1">
      <style:graphic-properties svg:stroke-color="#b4c7dc" draw:fill="solid" draw:fill-color="#b2b2b2" draw:textarea-horizontal-align="justify" draw:textarea-vertical-align="middle" draw:auto-grow-height="false" fo:min-height="4.307cm" fo:min-width="21.598cm"/>
    </style:style>
    <style:style style:name="gr53" style:family="graphic" style:parent-style-name="Default_5f_1">
      <style:graphic-properties svg:stroke-color="#ffffff" draw:fill="solid" draw:fill-color="#dddddd" draw:textarea-horizontal-align="justify" draw:textarea-vertical-align="middle" draw:auto-grow-height="false" fo:min-height="4.068cm" fo:min-width="21.598cm"/>
    </style:style>
    <style:style style:name="gr54" style:family="graphic" style:parent-style-name="Default_5f_1">
      <style:graphic-properties draw:stroke="none" svg:stroke-color="#000000" draw:fill="none" draw:fill-color="#ffffff" fo:min-height="1.051cm"/>
    </style:style>
    <style:style style:name="gr55" style:family="graphic" style:parent-style-name="Default_5f_1">
      <style:graphic-properties draw:stroke="none" svg:stroke-color="#000000" draw:fill="none" draw:fill-color="#ffffff" fo:min-height="1.33cm"/>
    </style:style>
    <style:style style:name="gr56" style:family="graphic" style:parent-style-name="Default_5f_1">
      <style:graphic-properties draw:stroke="none" svg:stroke-color="#000000" draw:fill="none" draw:fill-color="#ffffff" fo:min-height="1.034cm"/>
    </style:style>
    <style:style style:name="gr57" style:family="graphic" style:parent-style-name="Default_5f_1">
      <style:graphic-properties draw:stroke="none" svg:stroke-color="#000000" draw:fill="none" draw:fill-color="#ffffff" fo:min-height="1.528cm"/>
    </style:style>
    <style:style style:name="gr58" style:family="graphic" style:parent-style-name="Default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4cm" fo:min-width="1.181cm" fo:padding-top="0.151cm" fo:padding-bottom="0.151cm" fo:padding-left="0.276cm" fo:padding-right="0.276cm"/>
    </style:style>
    <style:style style:name="gr59" style:family="graphic" style:parent-style-name="Object_20_without_20_fill_5f_1">
      <style:graphic-properties draw:marker-end="Arrow" draw:marker-end-width="0.3cm" draw:fill="none" draw:textarea-vertical-align="middle"/>
    </style:style>
    <style:style style:name="gr60" style:family="graphic" style:parent-style-name="Object_20_without_20_fill_5f_1">
      <style:graphic-properties draw:fill="none" draw:textarea-vertical-align="middle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4cm" fo:min-width="1.181cm" fo:padding-top="0.151cm" fo:padding-bottom="0.151cm" fo:padding-left="0.276cm" fo:padding-right="0.276cm"/>
    </style:style>
    <style:style style:name="gr62" style:family="graphic" style:parent-style-name="objectwithoutfill">
      <style:graphic-properties draw:fill="none" draw:textarea-vertical-align="middle"/>
    </style:style>
    <style:style style:name="gr63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.254cm, 0.334cm, 0.429cm, 0.291cm)" draw:image-opacity="100%" style:mirror="none"/>
    </style:style>
    <style:style style:name="gr64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.254cm, 0.355cm, 0.302cm, 0.28cm)" draw:image-opacity="100%" style:mirror="none"/>
    </style:style>
    <style:style style:name="gr65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.809cm, 0.128cm, 0.539cm, 0.634cm)" draw:image-opacity="100%" style:mirror="non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Default_5f_1_5f_1">
      <style:graphic-properties svg:stroke-color="#b4c7dc" draw:fill="solid" draw:fill-color="#b2b2b2" draw:textarea-horizontal-align="justify" draw:textarea-vertical-align="middle" draw:auto-grow-height="false" fo:min-height="4.307cm" fo:min-width="21.598cm"/>
    </style:style>
    <style:style style:name="gr68" style:family="graphic" style:parent-style-name="Default_5f_1_5f_1">
      <style:graphic-properties svg:stroke-color="#ffffff" draw:fill="solid" draw:fill-color="#dddddd" draw:textarea-horizontal-align="justify" draw:textarea-vertical-align="middle" draw:auto-grow-height="false" fo:min-height="4.068cm" fo:min-width="21.598cm"/>
    </style:style>
    <style:style style:name="gr69" style:family="graphic" style:parent-style-name="Default_5f_1_5f_1">
      <style:graphic-properties draw:stroke="none" svg:stroke-color="#000000" draw:fill="none" draw:fill-color="#ffffff" fo:min-height="1.051cm"/>
    </style:style>
    <style:style style:name="gr70" style:family="graphic" style:parent-style-name="Default_5f_1_5f_1">
      <style:graphic-properties draw:stroke="none" svg:stroke-color="#000000" draw:fill="none" draw:fill-color="#ffffff" fo:min-height="1.33cm"/>
    </style:style>
    <style:style style:name="gr71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72" style:family="graphic" style:parent-style-name="Object_20_without_20_fill_5f_1_5f_1">
      <style:graphic-properties draw:fill="none" draw:textarea-vertical-align="middle"/>
    </style:style>
    <style:style style:name="gr73" style:family="graphic" style:parent-style-name="Object_20_with_20_no_20_fill_20_and_20_no_20_line_5f_1_5f_1">
      <style:graphic-properties draw:textarea-horizontal-align="center" draw:textarea-vertical-align="middle" draw:color-mode="standard" draw:luminance="0%" draw:contrast="0%" draw:gamma="100%" draw:red="0%" draw:green="0%" draw:blue="0%" fo:clip="rect(0.254cm, 0.334cm, 0.429cm, 0.291cm)" draw:image-opacity="100%" style:mirror="none"/>
    </style:style>
    <style:style style:name="gr74" style:family="graphic" style:parent-style-name="Object_20_with_20_no_20_fill_20_and_20_no_20_line_5f_1_5f_1">
      <style:graphic-properties draw:textarea-horizontal-align="center" draw:textarea-vertical-align="middle" draw:color-mode="standard" draw:luminance="0%" draw:contrast="0%" draw:gamma="100%" draw:red="0%" draw:green="0%" draw:blue="0%" fo:clip="rect(0.254cm, 0.355cm, 0.302cm, 0.28cm)" draw:image-opacity="100%" style:mirror="none"/>
    </style:style>
    <style:style style:name="gr75" style:family="graphic" style:parent-style-name="Object_20_with_20_no_20_fill_20_and_20_no_20_line_5f_1_5f_1">
      <style:graphic-properties draw:textarea-horizontal-align="center" draw:textarea-vertical-align="middle" draw:color-mode="standard" draw:luminance="0%" draw:contrast="0%" draw:gamma="100%" draw:red="0%" draw:green="0%" draw:blue="0%" fo:clip="rect(0.809cm, 0.128cm, 0.539cm, 0.634cm)" draw:image-opacity="100%" style:mirror="none"/>
    </style:style>
    <style:style style:name="gr76" style:family="graphic" style:parent-style-name="Default_5f_1_5f_2">
      <style:graphic-properties svg:stroke-color="#b4c7dc" draw:fill="solid" draw:fill-color="#b2b2b2" draw:textarea-horizontal-align="justify" draw:textarea-vertical-align="middle" draw:auto-grow-height="false" fo:min-height="4.307cm" fo:min-width="21.598cm"/>
    </style:style>
    <style:style style:name="gr77" style:family="graphic" style:parent-style-name="Default_5f_1_5f_2">
      <style:graphic-properties svg:stroke-color="#ffffff" draw:fill="solid" draw:fill-color="#dddddd" draw:textarea-horizontal-align="justify" draw:textarea-vertical-align="middle" draw:auto-grow-height="false" fo:min-height="4.068cm" fo:min-width="21.598cm"/>
    </style:style>
    <style:style style:name="gr78" style:family="graphic" style:parent-style-name="Default_5f_1_5f_2">
      <style:graphic-properties draw:stroke="none" svg:stroke-color="#000000" draw:fill="none" draw:fill-color="#ffffff" fo:min-height="1.051cm"/>
    </style:style>
    <style:style style:name="gr79" style:family="graphic" style:parent-style-name="Default_5f_1_5f_2">
      <style:graphic-properties draw:stroke="none" svg:stroke-color="#000000" draw:fill="none" draw:fill-color="#ffffff" fo:min-height="1.33cm"/>
    </style:style>
    <style:style style:name="gr80" style:family="graphic" style:parent-style-name="Default_5f_1_5f_2">
      <style:graphic-properties draw:stroke="none" svg:stroke-color="#000000" draw:fill="none" draw:fill-color="#ffffff" fo:min-height="1.034cm"/>
    </style:style>
    <style:style style:name="gr81" style:family="graphic" style:parent-style-name="Object_20_without_20_fill_5f_1_5f_2">
      <style:graphic-properties draw:marker-end="Arrow" draw:marker-end-width="0.3cm" draw:fill="none" draw:textarea-vertical-align="middle"/>
    </style:style>
    <style:style style:name="gr82" style:family="graphic" style:parent-style-name="Object_20_without_20_fill_5f_1_5f_2">
      <style:graphic-properties draw:fill="none" draw:textarea-vertical-align="middle"/>
    </style:style>
    <style:style style:name="gr83" style:family="graphic" style:parent-style-name="Object_20_with_20_no_20_fill_20_and_20_no_20_line_5f_1_5f_2">
      <style:graphic-properties draw:textarea-horizontal-align="center" draw:textarea-vertical-align="middle" draw:color-mode="standard" draw:luminance="0%" draw:contrast="0%" draw:gamma="100%" draw:red="0%" draw:green="0%" draw:blue="0%" fo:clip="rect(0.254cm, 0.334cm, 0.429cm, 0.291cm)" draw:image-opacity="100%" style:mirror="none"/>
    </style:style>
    <style:style style:name="gr84" style:family="graphic" style:parent-style-name="Object_20_with_20_no_20_fill_20_and_20_no_20_line_5f_1_5f_2">
      <style:graphic-properties draw:textarea-horizontal-align="center" draw:textarea-vertical-align="middle" draw:color-mode="standard" draw:luminance="0%" draw:contrast="0%" draw:gamma="100%" draw:red="0%" draw:green="0%" draw:blue="0%" fo:clip="rect(0.254cm, 0.355cm, 0.302cm, 0.28cm)" draw:image-opacity="100%" style:mirror="none"/>
    </style:style>
    <style:style style:name="gr85" style:family="graphic" style:parent-style-name="Object_20_with_20_no_20_fill_20_and_20_no_20_line_5f_1_5f_2">
      <style:graphic-properties draw:textarea-horizontal-align="center" draw:textarea-vertical-align="middle" draw:color-mode="standard" draw:luminance="0%" draw:contrast="0%" draw:gamma="100%" draw:red="0%" draw:green="0%" draw:blue="0%" fo:clip="rect(0.809cm, 0.128cm, 0.539cm, 0.634cm)" draw:image-opacity="100%" style:mirror="none"/>
    </style:style>
    <style:style style:name="gr86" style:family="graphic" style:parent-style-name="Default_5f_1_5f_3">
      <style:graphic-properties svg:stroke-color="#b4c7dc" draw:fill="solid" draw:fill-color="#b2b2b2" draw:textarea-horizontal-align="justify" draw:textarea-vertical-align="middle" draw:auto-grow-height="false" fo:min-height="4.307cm" fo:min-width="21.598cm"/>
    </style:style>
    <style:style style:name="gr87" style:family="graphic" style:parent-style-name="Default_5f_1_5f_3">
      <style:graphic-properties svg:stroke-color="#ffffff" draw:fill="solid" draw:fill-color="#dddddd" draw:textarea-horizontal-align="justify" draw:textarea-vertical-align="middle" draw:auto-grow-height="false" fo:min-height="4.068cm" fo:min-width="21.598cm"/>
    </style:style>
    <style:style style:name="gr88" style:family="graphic" style:parent-style-name="Default_5f_1_5f_3">
      <style:graphic-properties draw:stroke="none" svg:stroke-color="#000000" draw:fill="none" draw:fill-color="#ffffff" fo:min-height="1.051cm"/>
    </style:style>
    <style:style style:name="gr89" style:family="graphic" style:parent-style-name="Default_5f_1_5f_3">
      <style:graphic-properties draw:stroke="none" svg:stroke-color="#000000" draw:fill="none" draw:fill-color="#ffffff" fo:min-height="1.33cm"/>
    </style:style>
    <style:style style:name="gr90" style:family="graphic" style:parent-style-name="Default_5f_1_5f_3">
      <style:graphic-properties draw:stroke="none" svg:stroke-color="#000000" draw:fill="none" draw:fill-color="#ffffff" fo:min-height="1.034cm"/>
    </style:style>
    <style:style style:name="gr91" style:family="graphic" style:parent-style-name="Default_5f_1_5f_3">
      <style:graphic-properties draw:stroke="none" svg:stroke-color="#000000" draw:fill="none" draw:fill-color="#ffffff" fo:min-height="1.528cm"/>
    </style:style>
    <style:style style:name="gr92" style:family="graphic" style:parent-style-name="Object_20_without_20_fill_5f_1_5f_3">
      <style:graphic-properties draw:marker-end="Arrow" draw:marker-end-width="0.3cm" draw:fill="none" draw:textarea-vertical-align="middle"/>
    </style:style>
    <style:style style:name="gr93" style:family="graphic" style:parent-style-name="Object_20_without_20_fill_5f_1_5f_3">
      <style:graphic-properties draw:fill="none" draw:textarea-vertical-align="middle"/>
    </style:style>
    <style:style style:name="gr94" style:family="graphic" style:parent-style-name="Object_20_with_20_no_20_fill_20_and_20_no_20_line_5f_1_5f_3">
      <style:graphic-properties draw:textarea-horizontal-align="center" draw:textarea-vertical-align="middle" draw:color-mode="standard" draw:luminance="0%" draw:contrast="0%" draw:gamma="100%" draw:red="0%" draw:green="0%" draw:blue="0%" fo:clip="rect(0.254cm, 0.334cm, 0.429cm, 0.291cm)" draw:image-opacity="100%" style:mirror="none"/>
    </style:style>
    <style:style style:name="gr95" style:family="graphic" style:parent-style-name="Object_20_with_20_no_20_fill_20_and_20_no_20_line_5f_1_5f_3">
      <style:graphic-properties draw:textarea-horizontal-align="center" draw:textarea-vertical-align="middle" draw:color-mode="standard" draw:luminance="0%" draw:contrast="0%" draw:gamma="100%" draw:red="0%" draw:green="0%" draw:blue="0%" fo:clip="rect(0.254cm, 0.355cm, 0.302cm, 0.28cm)" draw:image-opacity="100%" style:mirror="none"/>
    </style:style>
    <style:style style:name="gr96" style:family="graphic" style:parent-style-name="Object_20_with_20_no_20_fill_20_and_20_no_20_line_5f_1_5f_3">
      <style:graphic-properties draw:textarea-horizontal-align="center" draw:textarea-vertical-align="middle" draw:color-mode="standard" draw:luminance="0%" draw:contrast="0%" draw:gamma="100%" draw:red="0%" draw:green="0%" draw:blue="0%" fo:clip="rect(0.809cm, 0.128cm, 0.539cm, 0.634cm)" draw:image-opacity="100%" style:mirror="none"/>
    </style:style>
    <style:style style:name="gr97" style:family="graphic" style:parent-style-name="Default_5f_1_5f_4">
      <style:graphic-properties svg:stroke-color="#b4c7dc" draw:fill="solid" draw:fill-color="#b2b2b2" draw:textarea-horizontal-align="justify" draw:textarea-vertical-align="middle" draw:auto-grow-height="false" fo:min-height="4.307cm" fo:min-width="21.598cm"/>
    </style:style>
    <style:style style:name="gr98" style:family="graphic" style:parent-style-name="Default_5f_1_5f_4">
      <style:graphic-properties svg:stroke-color="#ffffff" draw:fill="solid" draw:fill-color="#dddddd" draw:textarea-horizontal-align="justify" draw:textarea-vertical-align="middle" draw:auto-grow-height="false" fo:min-height="4.068cm" fo:min-width="21.598cm"/>
    </style:style>
    <style:style style:name="gr99" style:family="graphic" style:parent-style-name="Default_5f_1_5f_4">
      <style:graphic-properties draw:stroke="none" svg:stroke-color="#000000" draw:fill="none" draw:fill-color="#ffffff" fo:min-height="1.051cm"/>
    </style:style>
    <style:style style:name="gr100" style:family="graphic" style:parent-style-name="Default_5f_1_5f_4">
      <style:graphic-properties draw:stroke="none" svg:stroke-color="#000000" draw:fill="none" draw:fill-color="#ffffff" fo:min-height="1.33cm"/>
    </style:style>
    <style:style style:name="gr101" style:family="graphic" style:parent-style-name="Default_5f_1_5f_4">
      <style:graphic-properties draw:stroke="none" svg:stroke-color="#000000" draw:fill="none" draw:fill-color="#ffffff" fo:min-height="1.034cm"/>
    </style:style>
    <style:style style:name="gr102" style:family="graphic" style:parent-style-name="Default_5f_1_5f_4">
      <style:graphic-properties draw:stroke="none" svg:stroke-color="#000000" draw:fill="none" draw:fill-color="#ffffff" fo:min-height="1.528cm"/>
    </style:style>
    <style:style style:name="gr103" style:family="graphic" style:parent-style-name="Default_5f_1_5f_4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4cm" fo:min-width="1.181cm" fo:padding-top="0.151cm" fo:padding-bottom="0.151cm" fo:padding-left="0.276cm" fo:padding-right="0.276cm"/>
    </style:style>
    <style:style style:name="gr104" style:family="graphic" style:parent-style-name="Object_20_without_20_fill_5f_1_5f_4">
      <style:graphic-properties draw:marker-end="Arrow" draw:marker-end-width="0.3cm" draw:fill="none" draw:textarea-vertical-align="middle"/>
    </style:style>
    <style:style style:name="gr105" style:family="graphic" style:parent-style-name="Object_20_without_20_fill_5f_1_5f_4">
      <style:graphic-properties draw:fill="none" draw:textarea-vertical-align="middle"/>
    </style:style>
    <style:style style:name="gr106" style:family="graphic" style:parent-style-name="Object_20_with_20_no_20_fill_20_and_20_no_20_line_5f_1_5f_4">
      <style:graphic-properties draw:textarea-horizontal-align="center" draw:textarea-vertical-align="middle" draw:color-mode="standard" draw:luminance="0%" draw:contrast="0%" draw:gamma="100%" draw:red="0%" draw:green="0%" draw:blue="0%" fo:clip="rect(0.254cm, 0.334cm, 0.429cm, 0.291cm)" draw:image-opacity="100%" style:mirror="none"/>
    </style:style>
    <style:style style:name="gr107" style:family="graphic" style:parent-style-name="Object_20_with_20_no_20_fill_20_and_20_no_20_line_5f_1_5f_4">
      <style:graphic-properties draw:textarea-horizontal-align="center" draw:textarea-vertical-align="middle" draw:color-mode="standard" draw:luminance="0%" draw:contrast="0%" draw:gamma="100%" draw:red="0%" draw:green="0%" draw:blue="0%" fo:clip="rect(0.254cm, 0.355cm, 0.302cm, 0.28cm)" draw:image-opacity="100%" style:mirror="none"/>
    </style:style>
    <style:style style:name="gr108" style:family="graphic" style:parent-style-name="Object_20_with_20_no_20_fill_20_and_20_no_20_line_5f_1_5f_4">
      <style:graphic-properties draw:textarea-horizontal-align="center" draw:textarea-vertical-align="middle" draw:color-mode="standard" draw:luminance="0%" draw:contrast="0%" draw:gamma="100%" draw:red="0%" draw:green="0%" draw:blue="0%" fo:clip="rect(0.809cm, 0.128cm, 0.539cm, 0.634cm)" draw:image-opacity="100%" style:mirror="none"/>
    </style:style>
    <style:style style:name="gr109" style:family="graphic" style:parent-style-name="Default_5f_1_5f_5">
      <style:graphic-properties svg:stroke-color="#b4c7dc" draw:fill="solid" draw:fill-color="#b2b2b2" draw:textarea-horizontal-align="justify" draw:textarea-vertical-align="middle" draw:auto-grow-height="false" fo:min-height="4.307cm" fo:min-width="21.598cm"/>
    </style:style>
    <style:style style:name="gr110" style:family="graphic" style:parent-style-name="Default_5f_1_5f_5">
      <style:graphic-properties svg:stroke-color="#ffffff" draw:fill="solid" draw:fill-color="#dddddd" draw:textarea-horizontal-align="justify" draw:textarea-vertical-align="middle" draw:auto-grow-height="false" fo:min-height="4.068cm" fo:min-width="21.598cm"/>
    </style:style>
    <style:style style:name="gr111" style:family="graphic" style:parent-style-name="Default_5f_1_5f_5">
      <style:graphic-properties draw:stroke="none" svg:stroke-color="#000000" draw:fill="none" draw:fill-color="#ffffff" fo:min-height="1.051cm"/>
    </style:style>
    <style:style style:name="gr112" style:family="graphic" style:parent-style-name="Default_5f_1_5f_5">
      <style:graphic-properties draw:stroke="none" svg:stroke-color="#000000" draw:fill="none" draw:fill-color="#ffffff" fo:min-height="1.33cm"/>
    </style:style>
    <style:style style:name="gr113" style:family="graphic" style:parent-style-name="Default_5f_1_5f_5">
      <style:graphic-properties draw:stroke="none" svg:stroke-color="#000000" draw:fill="none" draw:fill-color="#ffffff" fo:min-height="1.034cm"/>
    </style:style>
    <style:style style:name="gr114" style:family="graphic" style:parent-style-name="Default_5f_1_5f_5">
      <style:graphic-properties draw:stroke="none" svg:stroke-color="#000000" draw:fill="none" draw:fill-color="#ffffff" fo:min-height="1.528cm"/>
    </style:style>
    <style:style style:name="gr115" style:family="graphic" style:parent-style-name="Default_5f_1_5f_5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4cm" fo:min-width="1.181cm" fo:padding-top="0.151cm" fo:padding-bottom="0.151cm" fo:padding-left="0.276cm" fo:padding-right="0.276cm"/>
    </style:style>
    <style:style style:name="gr116" style:family="graphic" style:parent-style-name="Object_20_without_20_fill_5f_1_5f_5">
      <style:graphic-properties draw:marker-end="Arrow" draw:marker-end-width="0.3cm" draw:fill="none" draw:textarea-vertical-align="middle"/>
    </style:style>
    <style:style style:name="gr117" style:family="graphic" style:parent-style-name="Object_20_without_20_fill_5f_1_5f_5">
      <style:graphic-properties draw:fill="none" draw:textarea-vertical-align="middle"/>
    </style:style>
    <style:style style:name="gr118" style:family="graphic" style:parent-style-name="Object_20_with_20_no_20_fill_20_and_20_no_20_line_5f_1_5f_5">
      <style:graphic-properties draw:textarea-horizontal-align="center" draw:textarea-vertical-align="middle" draw:color-mode="standard" draw:luminance="0%" draw:contrast="0%" draw:gamma="100%" draw:red="0%" draw:green="0%" draw:blue="0%" fo:clip="rect(0.254cm, 0.334cm, 0.429cm, 0.291cm)" draw:image-opacity="100%" style:mirror="none"/>
    </style:style>
    <style:style style:name="gr119" style:family="graphic" style:parent-style-name="Object_20_with_20_no_20_fill_20_and_20_no_20_line_5f_1_5f_5">
      <style:graphic-properties draw:textarea-horizontal-align="center" draw:textarea-vertical-align="middle" draw:color-mode="standard" draw:luminance="0%" draw:contrast="0%" draw:gamma="100%" draw:red="0%" draw:green="0%" draw:blue="0%" fo:clip="rect(0.254cm, 0.355cm, 0.302cm, 0.28cm)" draw:image-opacity="100%" style:mirror="none"/>
    </style:style>
    <style:style style:name="gr120" style:family="graphic" style:parent-style-name="Object_20_with_20_no_20_fill_20_and_20_no_20_line_5f_1_5f_5">
      <style:graphic-properties draw:textarea-horizontal-align="center" draw:textarea-vertical-align="middle" draw:color-mode="standard" draw:luminance="0%" draw:contrast="0%" draw:gamma="100%" draw:red="0%" draw:green="0%" draw:blue="0%" fo:clip="rect(0.809cm, 0.128cm, 0.539cm, 0.634cm)" draw:image-opacity="100%" style:mirror="none"/>
    </style:style>
    <style:style style:name="P1" style:family="paragraph">
      <loext:graphic-properties draw:fill-color="#ffd428"/>
      <style:paragraph-properties fo:text-align="center"/>
    </style:style>
    <style:style style:name="P2" style:family="paragraph">
      <loext:graphic-properties draw:fill-color="#e8a20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rlito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Carlito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 draw:opacity="70%"/>
      <style:paragraph-properties fo:text-align="center"/>
    </style:style>
    <style:style style:name="P14" style:family="paragraph">
      <loext:graphic-properties draw:fill-color="#81d41a"/>
      <style:paragraph-properties fo:text-align="center"/>
    </style:style>
    <style:style style:name="P15" style:family="paragraph">
      <loext:graphic-properties draw:fill-color="#bbe33d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ffffff" draw:opacity="51%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style:paragraph-properties fo:text-align="center"/>
      <style:text-properties style:font-name="Carlito" fo:font-size="20pt" style:font-size-asian="16pt" style:font-size-complex="16pt"/>
    </style:style>
    <style:style style:name="P20" style:family="paragraph">
      <loext:graphic-properties draw:fill="none" draw:fill-color="#ffffff"/>
      <style:paragraph-properties fo:text-align="center"/>
      <style:text-properties style:font-name="Carlito" fo:font-size="20pt" style:font-size-asian="16pt" style:font-size-complex="16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Carlito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Carlito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479cm" svg:height="10.668cm" svg:x="13.285cm" svg:y="5.8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0.888cm" svg:height="10.668cm" svg:x="2.397cm" svg:y="5.826cm">
            <text:p text:style-name="P8"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22.098cm" svg:height="13.821cm" svg:x="2.397cm" svg:y="2.6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477cm" svg:height="2.54cm" svg:x="18.018cm" svg:y="7.6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477cm" svg:height="6.35cm" svg:x="18.018cm" svg:y="10.1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905cm" svg:height="1.778cm" svg:x="21.275cm" svg:y="4.175cm">
          <text:p text:style-name="P6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905cm" svg:height="1.778cm" svg:x="21.193cm" svg:y="12.303cm">
          <text:p text:style-name="P6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05cm" svg:height="1.778cm" svg:x="21.339cm" svg:y="7.985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396cm" svg:height="1.269cm" svg:x="19.161cm" svg:y="4.43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9" draw:text-style-name="P8" draw:layer="layout" svg:width="1.396cm" svg:height="1.269cm" svg:x="19.079cm" svg:y="12.558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10" draw:text-style-name="P8" draw:layer="layout" svg:width="1.396cm" svg:height="1.269cm" svg:x="19.225cm" svg:y="8.2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11" draw:text-style-name="P10" draw:layer="layout" svg:width="4.699cm" svg:height="1.661cm" svg:x="13.319cm" svg:y="17.246cm">
          <draw:text-box>
            <text:p text:style-name="P9"><text:span text:style-name="T2">&gt;= 70%</text:span></text:p>
          </draw:text-box>
        </draw:frame>
        <draw:frame draw:style-name="gr11" draw:text-style-name="P10" draw:layer="layout" svg:width="9.017cm" svg:height="1.661cm" svg:x="7.985cm" svg:y="19.934cm">
          <draw:text-box>
            <text:p text:style-name="P9"><text:span text:style-name="T2">&gt;= 60%, &lt; 70%</text:span></text:p>
          </draw:text-box>
        </draw:frame>
        <draw:frame draw:style-name="gr11" draw:text-style-name="P10" draw:layer="layout" svg:width="4.191cm" svg:height="1.661cm" svg:x="12.811cm" svg:y="24.358cm">
          <draw:text-box>
            <text:p text:style-name="P9"><text:span text:style-name="T2">&lt; 60%</text:span></text:p>
          </draw:text-box>
        </draw:frame>
        <draw:custom-shape draw:style-name="gr12" draw:text-style-name="P12" draw:layer="layout" svg:width="1.524cm" svg:height="1.474cm" svg:x="14.762cm" svg:y="3.54cm">
          <text:p text:style-name="P11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1.524cm" svg:height="1.474cm" svg:x="6.842cm" svg:y="3.667cm">
          <text:p text:style-name="P1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2" draw:layer="layout" svg:width="1.397cm" svg:height="4.445cm" svg:x="-3.953cm" svg:y="1.635cm">
            <text:p text:style-name="P8">70%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0" draw:layer="layout" svg:width="4.699cm" svg:height="1.661cm" svg:x="5.445cm" svg:y="10.017cm">
          <draw:text-box>
            <text:p text:style-name="P9"><text:span text:style-name="T2">70%</text:span></text:p>
          </draw:text-box>
        </draw:frame>
        <draw:frame draw:style-name="gr11" draw:text-style-name="P10" draw:layer="layout" svg:width="3.683cm" svg:height="1.661cm" svg:x="13.827cm" svg:y="10.017cm">
          <draw:text-box>
            <text:p text:style-name="P9"><text:span text:style-name="T2">30%</text:span></text:p>
          </draw:text-box>
        </draw:frame>
      </draw:page>
      <draw:page draw:name="page2" draw:style-name="dp1" draw:master-page-name="Default">
        <draw:g>
          <draw:custom-shape draw:style-name="gr14" draw:text-style-name="P1" draw:layer="layout" svg:width="4.479cm" svg:height="10.668cm" svg:x="13.285cm" svg:y="5.826cm">
            <text:p text:style-name="P8"><text:span text:style-name="T2">30%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10.888cm" svg:height="10.668cm" svg:x="2.397cm" svg:y="5.826cm">
            <text:p text:style-name="P8"><text:span text:style-name="T2">70%</text:span>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3" draw:layer="layout" svg:width="22.098cm" svg:height="13.821cm" svg:x="2.397cm" svg:y="2.6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524cm" svg:height="1.474cm" svg:x="14.762cm" svg:y="3.54cm">
          <text:p text:style-name="P11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.524cm" svg:height="1.474cm" svg:x="6.842cm" svg:y="3.667cm">
          <text:p text:style-name="P1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>
          <draw:custom-shape draw:style-name="gr18" draw:text-style-name="P1" draw:layer="layout" svg:width="4.479cm" svg:height="10.668cm" svg:x="13.285cm" svg:y="5.826cm">
            <text:p text:style-name="P8">30%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10.888cm" svg:height="10.668cm" svg:x="2.397cm" svg:y="5.826cm">
            <text:p text:style-name="P8">70%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3" draw:layer="layout" svg:width="22.098cm" svg:height="13.821cm" svg:x="2.397cm" svg:y="2.67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.905cm" svg:height="1.778cm" svg:x="21.275cm" svg:y="4.175cm">
          <text:p text:style-name="P6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1.396cm" svg:height="1.269cm" svg:x="19.161cm" svg:y="4.43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custom-shape draw:style-name="gr23" draw:text-style-name="P12" draw:layer="layout" svg:width="1.524cm" svg:height="1.474cm" svg:x="14.762cm" svg:y="3.54cm">
          <text:p text:style-name="P11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524cm" svg:height="1.474cm" svg:x="6.842cm" svg:y="3.667cm">
          <text:p text:style-name="P1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5.367cm" svg:height="10.668cm" svg:x="2.397cm" svg:y="5.8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10.922cm" svg:height="7.874cm" svg:x="2.397cm" svg:y="8.62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4.699cm" svg:height="1.661cm" svg:x="5.445cm" svg:y="11.287cm">
          <draw:text-box>
            <text:p text:style-name="P9"><text:span text:style-name="T2">&gt;= 70%</text:span></text:p>
          </draw:text-box>
        </draw:frame>
        <draw:custom-shape draw:style-name="gr27" draw:text-style-name="P15" draw:layer="layout" svg:width="4.445cm" svg:height="7.874cm" svg:x="13.319cm" svg:y="8.62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4.699cm" svg:height="1.661cm" svg:x="13.192cm" svg:y="11.287cm">
          <draw:text-box>
            <text:p text:style-name="P9"><text:span text:style-name="T2">&gt;= 70%</text:span></text:p>
          </draw:text-box>
        </draw:frame>
      </draw:page>
      <draw:page draw:name="page4" draw:style-name="dp1" draw:master-page-name="Default">
        <draw:g>
          <draw:custom-shape draw:style-name="gr28" draw:text-style-name="P1" draw:layer="layout" svg:width="4.479cm" svg:height="10.668cm" svg:x="13.285cm" svg:y="5.8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10.888cm" svg:height="10.668cm" svg:x="2.397cm" svg:y="5.826cm">
            <text:p text:style-name="P8">70%</text:p>
            <draw:enhanced-geometry svg:viewBox="0 0 21600 21600" draw:type="rectangle" draw:enhanced-path="M 0 0 L 21600 0 21600 21600 0 21600 0 0 Z N"/>
          </draw:custom-shape>
        </draw:g>
        <draw:custom-shape draw:style-name="gr30" draw:text-style-name="P13" draw:layer="layout" svg:width="15.367cm" svg:height="10.668cm" svg:x="2.397cm" svg:y="5.82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2.098cm" svg:height="13.821cm" svg:x="2.397cm" svg:y="2.6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477cm" svg:height="2.54cm" svg:x="18.018cm" svg:y="7.6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905cm" svg:height="1.778cm" svg:x="21.275cm" svg:y="4.175cm">
          <text:p text:style-name="P6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draw:layer="layout" svg:width="1.905cm" svg:height="1.778cm" svg:x="21.339cm" svg:y="7.985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1.396cm" svg:height="1.269cm" svg:x="19.161cm" svg:y="4.43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35" draw:text-style-name="P8" draw:layer="layout" svg:width="1.396cm" svg:height="1.269cm" svg:x="19.225cm" svg:y="8.2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custom-shape draw:style-name="gr36" draw:text-style-name="P12" draw:layer="layout" svg:width="1.524cm" svg:height="1.474cm" svg:x="14.762cm" svg:y="3.54cm">
          <text:p text:style-name="P11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draw:layer="layout" svg:width="1.524cm" svg:height="1.474cm" svg:x="6.842cm" svg:y="3.667cm">
          <text:p text:style-name="P1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layout" svg:width="10.922cm" svg:height="6.35cm" svg:x="2.397cm" svg:y="10.144cm">
          <text:p/>
          <draw:enhanced-geometry svg:viewBox="0 0 21600 21600" draw:type="rectangle" draw:enhanced-path="M 0 0 L 21600 0 21600 21600 0 21600 0 0 Z N"/>
        </draw:custom-shape>
        <draw:frame draw:style-name="gr38" draw:text-style-name="P10" draw:layer="layout" svg:width="4.699cm" svg:height="3.071cm" svg:x="5.445cm" svg:y="11.787cm">
          <draw:text-box>
            <text:p text:style-name="P9"><text:span text:style-name="T2">&lt; 70%</text:span></text:p>
            <text:p text:style-name="P9"><text:span text:style-name="T2">&gt;= 60%</text:span></text:p>
          </draw:text-box>
        </draw:frame>
        <draw:custom-shape draw:style-name="gr39" draw:text-style-name="P17" draw:layer="layout" svg:width="6.731cm" svg:height="3.556cm" svg:x="17.764cm" svg:y="3.41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6.35cm" svg:height="3.556cm" svg:x="18.145cm" svg:y="3.41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>
          <draw:custom-shape draw:style-name="gr41" draw:text-style-name="P1" draw:layer="layout" svg:width="4.479cm" svg:height="10.668cm" svg:x="13.285cm" svg:y="5.826cm">
            <text:p text:style-name="P8"/>
            <draw:enhanced-geometry svg:viewBox="0 0 21600 21600" draw:type="rectangle" draw:enhanced-path="M 0 0 L 21600 0 21600 21600 0 21600 0 0 Z N"/>
          </draw:custom-shape>
          <draw:custom-shape draw:style-name="gr42" draw:text-style-name="P2" draw:layer="layout" svg:width="10.888cm" svg:height="10.668cm" svg:x="2.397cm" svg:y="5.826cm">
            <text:p text:style-name="P8"/>
            <draw:enhanced-geometry svg:viewBox="0 0 21600 21600" draw:type="rectangle" draw:enhanced-path="M 0 0 L 21600 0 21600 21600 0 21600 0 0 Z N"/>
          </draw:custom-shape>
        </draw:g>
        <draw:custom-shape draw:style-name="gr43" draw:text-style-name="P13" draw:layer="layout" svg:width="15.367cm" svg:height="10.668cm" svg:x="2.397cm" svg:y="5.82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22.098cm" svg:height="13.821cm" svg:x="2.397cm" svg:y="2.67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6.477cm" svg:height="6.35cm" svg:x="18.018cm" svg:y="10.1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1.905cm" svg:height="1.778cm" svg:x="21.193cm" svg:y="12.303cm">
          <text:p text:style-name="P6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8" draw:layer="layout" svg:width="1.396cm" svg:height="1.269cm" svg:x="19.079cm" svg:y="12.558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custom-shape draw:style-name="gr48" draw:text-style-name="P12" draw:layer="layout" svg:width="1.524cm" svg:height="1.474cm" svg:x="14.762cm" svg:y="3.54cm">
          <text:p text:style-name="P11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2" draw:layer="layout" svg:width="1.524cm" svg:height="1.474cm" svg:x="6.842cm" svg:y="3.667cm">
          <text:p text:style-name="P1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10.922cm" svg:height="4.953cm" svg:x="2.397cm" svg:y="11.541cm">
          <text:p/>
          <draw:enhanced-geometry svg:viewBox="0 0 21600 21600" draw:type="rectangle" draw:enhanced-path="M 0 0 L 21600 0 21600 21600 0 21600 0 0 Z N"/>
        </draw:custom-shape>
        <draw:frame draw:style-name="gr50" draw:text-style-name="P10" draw:layer="layout" svg:width="4.699cm" svg:height="1.661cm" svg:x="5.645cm" svg:y="13.187cm">
          <draw:text-box>
            <text:p text:style-name="P9"><text:span text:style-name="T2">&lt; 60%</text:span></text:p>
          </draw:text-box>
        </draw:frame>
        <draw:custom-shape draw:style-name="gr32" draw:text-style-name="P4" draw:layer="layout" svg:width="6.477cm" svg:height="2.54cm" svg:x="18.018cm" svg:y="7.59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905cm" svg:height="1.778cm" svg:x="21.275cm" svg:y="4.163cm">
          <text:p text:style-name="P6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draw:layer="layout" svg:width="1.905cm" svg:height="1.778cm" svg:x="21.339cm" svg:y="7.973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8" draw:layer="layout" svg:width="1.396cm" svg:height="1.269cm" svg:x="19.161cm" svg:y="4.418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35" draw:text-style-name="P8" draw:layer="layout" svg:width="1.396cm" svg:height="1.269cm" svg:x="19.225cm" svg:y="8.228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custom-shape draw:style-name="gr51" draw:text-style-name="P17" draw:layer="layout" svg:width="6.35cm" svg:height="6.477cm" svg:x="18.018cm" svg:y="3.6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6.35cm" svg:height="6.477cm" svg:x="18.018cm" svg:y="3.667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g>
          <draw:custom-shape draw:style-name="gr52" draw:text-style-name="P5" draw:layer="layout" svg:width="22.098cm" svg:height="4.557cm" svg:x="2.397cm" svg:y="11.937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4" draw:layer="layout" svg:width="22.098cm" svg:height="4.318cm" svg:x="2.397cm" svg:y="7.604cm">
            <text:p/>
            <draw:enhanced-geometry svg:viewBox="0 0 21600 21600" draw:type="rectangle" draw:enhanced-path="M 0 0 L 21600 0 21600 21600 0 21600 0 0 Z N"/>
          </draw:custom-shape>
          <draw:g>
            <draw:frame draw:style-name="gr54" draw:text-style-name="P20" draw:layer="layout" svg:width="3.546cm" svg:height="1.301cm" svg:x="2.407cm" svg:y="3.051cm">
              <draw:text-box>
                <text:p text:style-name="P19"><text:span text:style-name="T4">P1</text:span></text:p>
              </draw:text-box>
            </draw:frame>
            <draw:frame draw:style-name="gr55" draw:text-style-name="P20" draw:layer="layout" svg:width="3.771cm" svg:height="1.58cm" svg:x="6.08cm" svg:y="3.051cm">
              <draw:text-box>
                <text:p text:style-name="P19"><text:span text:style-name="T4">Recup P1</text:span></text:p>
              </draw:text-box>
            </draw:frame>
            <draw:frame draw:style-name="gr56" draw:text-style-name="P20" draw:layer="layout" svg:width="3.683cm" svg:height="1.284cm" svg:x="9.763cm" svg:y="3.051cm">
              <draw:text-box>
                <text:p text:style-name="P19"><text:span text:style-name="T4">P2</text:span></text:p>
              </draw:text-box>
            </draw:frame>
            <draw:frame draw:style-name="gr57" draw:text-style-name="P20" draw:layer="layout" svg:width="3.683cm" svg:height="1.778cm" svg:x="13.446cm" svg:y="3.051cm">
              <draw:text-box>
                <text:p text:style-name="P19"><text:span text:style-name="T4">Recup P2</text:span></text:p>
              </draw:text-box>
            </draw:frame>
            <draw:frame draw:style-name="gr57" draw:text-style-name="P20" draw:layer="layout" svg:width="3.774cm" svg:height="1.778cm" svg:x="17.048cm" svg:y="3.051cm">
              <draw:text-box>
                <text:p text:style-name="P19"><text:span text:style-name="T4">Condición</text:span></text:p>
                <text:p text:style-name="P19"><text:span text:style-name="T4">final</text:span></text:p>
              </draw:text-box>
            </draw:frame>
            <draw:frame draw:style-name="gr57" draw:text-style-name="P20" draw:layer="layout" svg:width="3.647cm" svg:height="1.778cm" svg:x="20.848cm" svg:y="3.051cm">
              <draw:text-box>
                <text:p text:style-name="P19"><text:span text:style-name="T4">Examen</text:span></text:p>
                <text:p text:style-name="P19"><text:span text:style-name="T4">final</text:span></text:p>
              </draw:text-box>
            </draw:frame>
          </draw:g>
          <draw:custom-shape draw:style-name="gr58" draw:text-style-name="P7" xml:id="id2" draw:id="id2" draw:layer="layout" svg:width="1.905cm" svg:height="1.778cm" svg:x="18.018cm" svg:y="5.402cm">
            <text:p text:style-name="P6"><text:span text:style-name="T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9" draw:text-style-name="P3" draw:layer="layout" draw:type="line" svg:x1="5.164cm" svg:y1="6.291cm" svg:x2="10.957cm" svg:y2="6.291cm" draw:end-shape="id1" draw:end-glue-point="3" svg:d="M5164 6291h5793" svg:viewBox="0 0 5794 1">
            <text:p/>
          </draw:connector>
          <draw:connector draw:style-name="gr59" draw:text-style-name="P3" draw:layer="layout" draw:type="line" svg:x1="12.353cm" svg:y1="6.291cm" svg:x2="18.018cm" svg:y2="6.291cm" draw:start-shape="id1" draw:start-glue-point="1" draw:end-shape="id2" draw:end-glue-point="3" svg:d="M12353 6291h5665" svg:viewBox="0 0 5666 1">
            <text:p/>
          </draw:connector>
          <draw:custom-shape draw:style-name="gr58" draw:text-style-name="P7" xml:id="id4" draw:id="id4" draw:layer="layout" svg:width="1.905cm" svg:height="1.778cm" svg:x="18.018cm" svg:y="14.312cm">
            <text:p text:style-name="P6"><text:span text:style-name="T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9" draw:text-style-name="P3" draw:layer="layout" draw:type="line" svg:x1="8.719cm" svg:y1="15.224cm" svg:x2="18.018cm" svg:y2="15.201cm" draw:start-shape="id3" draw:start-glue-point="1" draw:end-shape="id4" draw:end-glue-point="3" svg:d="M8719 15224l9299-23" svg:viewBox="0 0 9300 24">
            <text:p/>
          </draw:connector>
          <draw:custom-shape draw:style-name="gr58" draw:text-style-name="P7" xml:id="id6" draw:id="id6" draw:layer="layout" svg:width="1.905cm" svg:height="1.778cm" svg:x="18.018cm" svg:y="8.079cm">
            <text:p text:style-name="P6"><text:span text:style-name="T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9" draw:text-style-name="P3" draw:layer="layout" draw:type="line" svg:x1="12.353cm" svg:y1="8.968cm" svg:x2="18.018cm" svg:y2="8.968cm" draw:start-shape="id5" draw:start-glue-point="1" draw:end-shape="id6" draw:end-glue-point="3" svg:d="M12353 8968h5665" svg:viewBox="0 0 5666 1">
            <text:p/>
          </draw:connector>
          <draw:connector draw:style-name="gr59" draw:text-style-name="P3" draw:layer="layout" draw:type="line" svg:x1="5cm" svg:y1="8.968cm" svg:x2="10.957cm" svg:y2="8.968cm" draw:start-shape="id7" draw:start-glue-point="1" draw:end-shape="id5" draw:end-glue-point="3" svg:d="M5000 8968h5957" svg:viewBox="0 0 5958 1">
            <text:p/>
          </draw:connector>
          <draw:connector draw:style-name="gr59" draw:text-style-name="P3" draw:layer="layout" draw:type="curve" svg:x1="4.302cm" svg:y1="9.603cm" svg:x2="10.957cm" svg:y2="13.355cm" draw:start-shape="id7" draw:start-glue-point="2" draw:end-shape="id8" draw:end-glue-point="3" svg:d="M4302 9603c0 2502 2218 3752 6655 3752" svg:viewBox="0 0 6656 3753">
            <text:p/>
          </draw:connector>
          <draw:connector draw:style-name="gr59" draw:text-style-name="P3" draw:layer="layout" draw:type="curve" svg:x1="8.719cm" svg:y1="10.651cm" svg:x2="10.957cm" svg:y2="13.355cm" draw:start-shape="id9" draw:start-glue-point="1" draw:end-shape="id8" draw:end-glue-point="3" svg:d="M8719 10651c1678 0 560 2704 2238 2704" svg:viewBox="0 0 2239 2705">
            <text:p/>
          </draw:connector>
          <draw:connector draw:style-name="gr59" draw:text-style-name="P3" draw:layer="layout" draw:type="curve" svg:x1="8.719cm" svg:y1="10.651cm" svg:x2="10.957cm" svg:y2="8.968cm" draw:start-shape="id9" draw:start-glue-point="1" draw:end-shape="id5" draw:end-glue-point="3" svg:d="M8719 10651c1678 0 560-1683 2238-1683" svg:viewBox="0 0 2239 1684">
            <text:p/>
          </draw:connector>
          <draw:connector draw:style-name="gr59" draw:text-style-name="P3" draw:layer="layout" draw:type="curve" svg:x1="12.353cm" svg:y1="13.355cm" svg:x2="15.288cm" svg:y2="11.032cm" draw:start-shape="id8" draw:start-glue-point="1" draw:end-shape="id10" draw:end-glue-point="2" svg:d="M12353 13355c1957 0 2935-774 2935-2323" svg:viewBox="0 0 2936 2324">
            <text:p/>
          </draw:connector>
          <draw:connector draw:style-name="gr59" draw:text-style-name="P3" draw:layer="layout" draw:type="curve" draw:line-skew="-1.216cm" svg:x1="5cm" svg:y1="6.291cm" svg:x2="10.957cm" svg:y2="13.355cm" draw:start-shape="id11" draw:start-glue-point="1" draw:end-shape="id8" draw:end-glue-point="3" svg:d="M5000 6291c2644 0-334 7064 5957 7064" svg:viewBox="0 0 5958 7065">
            <text:p/>
          </draw:connector>
          <draw:connector draw:style-name="gr59" draw:text-style-name="P3" draw:layer="layout" draw:type="curve" svg:x1="5cm" svg:y1="6.291cm" svg:x2="10.957cm" svg:y2="8.968cm" draw:start-shape="id11" draw:start-glue-point="1" draw:end-shape="id5" draw:end-glue-point="3" svg:d="M5000 6291c4468 0 1490 2677 5957 2677" svg:viewBox="0 0 5958 2678">
            <text:p/>
          </draw:connector>
          <draw:connector draw:style-name="gr59" draw:text-style-name="P3" draw:layer="layout" draw:type="curve" svg:x1="5cm" svg:y1="13.355cm" svg:x2="8.021cm" svg:y2="11.286cm" draw:start-shape="id12" draw:start-glue-point="1" draw:end-shape="id9" draw:end-glue-point="2" svg:d="M5000 13355c2014 0 3021-689 3021-2069" svg:viewBox="0 0 3022 2070">
            <text:p/>
          </draw:connector>
          <draw:connector draw:style-name="gr59" draw:text-style-name="P3" draw:layer="layout" draw:type="curve" svg:x1="5cm" svg:y1="13.355cm" svg:x2="7.323cm" svg:y2="15.224cm" draw:start-shape="id12" draw:start-glue-point="1" draw:end-shape="id3" draw:end-glue-point="3" svg:d="M5000 13355c1743 0 582 1869 2323 1869" svg:viewBox="0 0 2324 1870">
            <text:p/>
          </draw:connector>
          <draw:connector draw:style-name="gr59" draw:text-style-name="P3" draw:layer="layout" draw:type="curve" svg:x1="15.986cm" svg:y1="13.355cm" svg:x2="18.018cm" svg:y2="15.201cm" draw:start-shape="id13" draw:start-glue-point="1" draw:end-shape="id4" draw:end-glue-point="3" svg:d="M15986 13355c1503 0 487 1846 2032 1846" svg:viewBox="0 0 2033 1847">
            <text:p/>
          </draw:connector>
          <draw:g>
            <draw:line draw:style-name="gr60" draw:text-style-name="P3" draw:layer="layout" svg:x1="6.062cm" svg:y1="2.65cm" svg:x2="6.062cm" svg:y2="16.493cm">
              <text:p/>
            </draw:line>
            <draw:line draw:style-name="gr60" draw:text-style-name="P3" draw:layer="layout" svg:x1="9.751cm" svg:y1="2.65cm" svg:x2="9.751cm" svg:y2="16.493cm">
              <text:p/>
            </draw:line>
            <draw:line draw:style-name="gr60" draw:text-style-name="P3" draw:layer="layout" svg:x1="13.44cm" svg:y1="2.65cm" svg:x2="13.44cm" svg:y2="16.493cm">
              <text:p/>
            </draw:line>
            <draw:line draw:style-name="gr60" draw:text-style-name="P3" draw:layer="layout" svg:x1="17.128cm" svg:y1="2.65cm" svg:x2="17.128cm" svg:y2="16.493cm">
              <text:p/>
            </draw:line>
            <draw:line draw:style-name="gr60" draw:text-style-name="P3" draw:layer="layout" svg:x1="20.817cm" svg:y1="2.65cm" svg:x2="20.817cm" svg:y2="16.493cm">
              <text:p/>
            </draw:line>
            <draw:line draw:style-name="gr60" draw:text-style-name="P3" draw:layer="layout" svg:x1="2.373cm" svg:y1="2.65cm" svg:x2="2.373cm" svg:y2="16.493cm">
              <text:p/>
            </draw:line>
            <draw:line draw:style-name="gr60" draw:text-style-name="P3" draw:layer="layout" svg:x1="24.504cm" svg:y1="2.65cm" svg:x2="24.504cm" svg:y2="16.493cm">
              <text:p/>
            </draw:line>
          </draw:g>
          <draw:connector draw:style-name="gr59" draw:text-style-name="P3" draw:layer="layout" draw:type="curve" svg:x1="15.986cm" svg:y1="10.397cm" svg:x2="18.018cm" svg:y2="8.968cm" draw:start-shape="id10" draw:start-glue-point="1" draw:end-shape="id6" draw:end-glue-point="3" svg:d="M15986 10397c1503 0 487-1429 2032-1429" svg:viewBox="0 0 2033 1430">
            <text:p/>
          </draw:connector>
          <draw:g>
            <draw:custom-shape draw:style-name="gr61" draw:text-style-name="P7" xml:id="id14" draw:id="id14" draw:layer="layout" svg:width="1.905cm" svg:height="1.778cm" svg:x="21.692cm" svg:y="8.047cm">
              <text:p text:style-name="P6"><text:span text:style-name="T1">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2" xml:id="id15" draw:id="id15" draw:layer="layout" svg:width="1.524cm" svg:height="1.474cm" svg:x="21.882cm" svg:y="10.144cm">
              <text:p text:style-name="P11"><text:span text:style-name="T3">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2" draw:text-style-name="P3" draw:layer="layout" draw:type="line" svg:x1="22.644cm" svg:y1="9.825cm" svg:x2="22.644cm" svg:y2="10.144cm" draw:start-shape="id14" draw:start-glue-point="2" draw:end-shape="id15" draw:end-glue-point="4" svg:d="M22644 9825v319" svg:viewBox="0 0 1 320">
              <text:p/>
            </draw:connector>
          </draw:g>
          <draw:g>
            <draw:custom-shape draw:style-name="gr61" draw:text-style-name="P7" xml:id="id16" draw:id="id16" draw:layer="layout" svg:width="1.905cm" svg:height="1.778cm" svg:x="21.692cm" svg:y="12.392cm">
              <text:p text:style-name="P6"><text:span text:style-name="T1">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12" draw:text-style-name="P12" draw:layer="layout" svg:width="1.524cm" svg:height="1.474cm" svg:x="21.12cm" svg:y="14.639cm">
                <text:p text:style-name="P11"><text:span text:style-name="T3">T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2" draw:layer="layout" svg:width="1.524cm" svg:height="1.474cm" svg:x="22.644cm" svg:y="14.639cm">
                <text:p text:style-name="P11"><text:span text:style-name="T3">P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onnector draw:style-name="gr62" draw:text-style-name="P3" draw:layer="layout" draw:type="line" svg:x1="22.644cm" svg:y1="14.17cm" svg:x2="21.882cm" svg:y2="14.639cm" draw:start-shape="id16" draw:start-glue-point="2" svg:d="M22644 14170l-762 469" svg:viewBox="0 0 763 470">
              <text:p/>
            </draw:connector>
            <draw:connector draw:style-name="gr62" draw:text-style-name="P3" draw:layer="layout" draw:type="line" svg:x1="22.644cm" svg:y1="14.17cm" svg:x2="23.406cm" svg:y2="14.639cm" draw:start-shape="id16" draw:start-glue-point="2" svg:d="M22644 14170l762 469" svg:viewBox="0 0 763 470">
              <text:p/>
            </draw:connector>
          </draw:g>
          <draw:frame draw:style-name="gr63" draw:text-style-name="P8" xml:id="id11" draw:id="id11" draw:layer="layout" svg:width="1.396cm" svg:height="1.269cm" svg:x="3.604cm" svg:y="5.657cm">
            <draw:image xlink:href="Pictures/2000000B000007E7000007A2D93CF5F07F29375B.svm" xlink:type="simple" xlink:show="embed" xlink:actuate="onLoad" loext:mime-type="image/x-svm">
              <text:p/>
            </draw:image>
            <draw:image xlink:href="Pictures/100002000000004C0000004A5B704844133F4ECB.png" xlink:type="simple" xlink:show="embed" xlink:actuate="onLoad" loext:mime-type="image/png"/>
          </draw:frame>
          <draw:frame draw:style-name="gr64" draw:text-style-name="P8" xml:id="id12" draw:id="id12" draw:layer="layout" svg:width="1.396cm" svg:height="1.269cm" svg:x="3.604cm" svg:y="12.721cm">
            <draw:image xlink:href="Pictures/2000000B000007F100000723FAB14AF2F8F9B986.svm" xlink:type="simple" xlink:show="embed" xlink:actuate="onLoad" loext:mime-type="image/x-svm">
              <text:p/>
            </draw:image>
            <draw:image xlink:href="Pictures/100002000000004D00000045047EE174AF65F922.png" xlink:type="simple" xlink:show="embed" xlink:actuate="onLoad" loext:mime-type="image/png"/>
          </draw:frame>
          <draw:frame draw:style-name="gr65" draw:text-style-name="P8" xml:id="id9" draw:id="id9" draw:layer="layout" svg:width="1.396cm" svg:height="1.269cm" svg:x="7.323cm" svg:y="10.017cm">
            <draw:image xlink:href="Pictures/2000000B0000087000000A3B1C6DC159572B393C.svm" xlink:type="simple" xlink:show="embed" xlink:actuate="onLoad" loext:mime-type="image/x-svm">
              <text:p/>
            </draw:image>
            <draw:image xlink:href="Pictures/1000020000000052000000633C66EA664E82BC7C.png" xlink:type="simple" xlink:show="embed" xlink:actuate="onLoad" loext:mime-type="image/png"/>
          </draw:frame>
          <draw:frame draw:style-name="gr63" draw:text-style-name="P8" xml:id="id1" draw:id="id1" draw:layer="layout" svg:width="1.396cm" svg:height="1.269cm" svg:x="10.957cm" svg:y="5.657cm">
            <draw:image xlink:href="Pictures/2000000B000007E7000007A2D93CF5F07F29375B.svm" xlink:type="simple" xlink:show="embed" xlink:actuate="onLoad" loext:mime-type="image/x-svm">
              <text:p/>
            </draw:image>
            <draw:image xlink:href="Pictures/100002000000004C0000004A5B704844133F4ECB.png" xlink:type="simple" xlink:show="embed" xlink:actuate="onLoad" loext:mime-type="image/png"/>
          </draw:frame>
          <draw:frame draw:style-name="gr65" draw:text-style-name="P8" xml:id="id10" draw:id="id10" draw:layer="layout" svg:width="1.396cm" svg:height="1.269cm" svg:x="14.59cm" svg:y="9.763cm">
            <draw:image xlink:href="Pictures/2000000B0000087000000A3B1C6DC159572B393C.svm" xlink:type="simple" xlink:show="embed" xlink:actuate="onLoad" loext:mime-type="image/x-svm">
              <text:p/>
            </draw:image>
            <draw:image xlink:href="Pictures/1000020000000052000000633C66EA664E82BC7C.png" xlink:type="simple" xlink:show="embed" xlink:actuate="onLoad" loext:mime-type="image/png"/>
          </draw:frame>
          <draw:frame draw:style-name="gr65" draw:text-style-name="P8" xml:id="id5" draw:id="id5" draw:layer="layout" svg:width="1.396cm" svg:height="1.269cm" svg:x="10.957cm" svg:y="8.334cm">
            <draw:image xlink:href="Pictures/2000000B0000087000000A3B1C6DC159572B393C.svm" xlink:type="simple" xlink:show="embed" xlink:actuate="onLoad" loext:mime-type="image/x-svm">
              <text:p/>
            </draw:image>
            <draw:image xlink:href="Pictures/1000020000000052000000633C66EA664E82BC7C.png" xlink:type="simple" xlink:show="embed" xlink:actuate="onLoad" loext:mime-type="image/png"/>
          </draw:frame>
          <draw:frame draw:style-name="gr65" draw:text-style-name="P8" xml:id="id7" draw:id="id7" draw:layer="layout" svg:width="1.396cm" svg:height="1.269cm" svg:x="3.604cm" svg:y="8.334cm">
            <draw:image xlink:href="Pictures/2000000B0000087000000A3B1C6DC159572B393C.svm" xlink:type="simple" xlink:show="embed" xlink:actuate="onLoad" loext:mime-type="image/x-svm">
              <text:p/>
            </draw:image>
            <draw:image xlink:href="Pictures/1000020000000052000000633C66EA664E82BC7C.png" xlink:type="simple" xlink:show="embed" xlink:actuate="onLoad" loext:mime-type="image/png"/>
          </draw:frame>
          <draw:frame draw:style-name="gr64" draw:text-style-name="P8" xml:id="id8" draw:id="id8" draw:layer="layout" svg:width="1.396cm" svg:height="1.269cm" svg:x="10.957cm" svg:y="12.721cm">
            <draw:image xlink:href="Pictures/2000000B000007F100000723FAB14AF2F8F9B986.svm" xlink:type="simple" xlink:show="embed" xlink:actuate="onLoad" loext:mime-type="image/x-svm">
              <text:p/>
            </draw:image>
            <draw:image xlink:href="Pictures/100002000000004D00000045047EE174AF65F922.png" xlink:type="simple" xlink:show="embed" xlink:actuate="onLoad" loext:mime-type="image/png"/>
          </draw:frame>
          <draw:frame draw:style-name="gr64" draw:text-style-name="P8" xml:id="id13" draw:id="id13" draw:layer="layout" svg:width="1.396cm" svg:height="1.269cm" svg:x="14.59cm" svg:y="12.721cm">
            <draw:image xlink:href="Pictures/2000000B000007F100000723FAB14AF2F8F9B986.svm" xlink:type="simple" xlink:show="embed" xlink:actuate="onLoad" loext:mime-type="image/x-svm">
              <text:p/>
            </draw:image>
            <draw:image xlink:href="Pictures/100002000000004D00000045047EE174AF65F922.png" xlink:type="simple" xlink:show="embed" xlink:actuate="onLoad" loext:mime-type="image/png"/>
          </draw:frame>
          <draw:frame draw:style-name="gr64" draw:text-style-name="P8" xml:id="id3" draw:id="id3" draw:layer="layout" svg:width="1.396cm" svg:height="1.269cm" svg:x="7.323cm" svg:y="14.59cm">
            <draw:image xlink:href="Pictures/2000000B000007F100000723FAB14AF2F8F9B986.svm" xlink:type="simple" xlink:show="embed" xlink:actuate="onLoad" loext:mime-type="image/x-svm">
              <text:p/>
            </draw:image>
            <draw:image xlink:href="Pictures/100002000000004D00000045047EE174AF65F922.png" xlink:type="simple" xlink:show="embed" xlink:actuate="onLoad" loext:mime-type="image/png"/>
          </draw:frame>
          <draw:connector draw:style-name="gr59" draw:text-style-name="P3" draw:layer="layout" draw:type="line" svg:x1="12.353cm" svg:y1="13.355cm" svg:x2="14.59cm" svg:y2="13.355cm" draw:start-shape="id8" draw:start-glue-point="1" draw:end-shape="id13" draw:end-glue-point="3" svg:d="M12353 13355h2237" svg:viewBox="0 0 2238 1">
            <text:p/>
          </draw:connector>
        </draw:g>
      </draw:page>
      <draw:page draw:name="page7" draw:style-name="dp1" draw:master-page-name="Default">
        <draw:frame draw:style-name="gr66" draw:text-style-name="P8" draw:layer="layout" svg:width="22.133cm" svg:height="13.845cm" svg:x="2.372cm" svg:y="2.649cm">
          <draw:image xlink:href="Pictures/2000029800005676000036164E64AEF489753C2C.svm" xlink:type="simple" xlink:show="embed" xlink:actuate="onLoad" loext:mime-type="image/x-svm">
            <text:p/>
          </draw:image>
          <draw:image xlink:href="Pictures/10000200000003460000020C4A8C4D9BC69B786B.png" xlink:type="simple" xlink:show="embed" xlink:actuate="onLoad" loext:mime-type="image/png"/>
        </draw:frame>
      </draw:page>
      <draw:page draw:name="page8" draw:style-name="dp1" draw:master-page-name="Default"/>
      <draw:page draw:name="page9" draw:style-name="dp1" draw:master-page-name="Default">
        <draw:frame draw:style-name="gr66" draw:text-style-name="P8" draw:layer="layout" svg:width="22.1cm" svg:height="13.824cm" svg:x="2.396cm" svg:y="2.671cm">
          <draw:image xlink:href="Pictures/2000006100005655000036012E2133F443E98C0F.svm" xlink:type="simple" xlink:show="embed" xlink:actuate="onLoad" loext:mime-type="image/x-svm">
            <text:p/>
          </draw:image>
          <draw:image xlink:href="Pictures/10000200000003440000020CCD41CCD6AC42DD1F.png" xlink:type="simple" xlink:show="embed" xlink:actuate="onLoad" loext:mime-type="image/png"/>
        </draw:frame>
      </draw:page>
      <draw:page draw:name="page10" draw:style-name="dp1" draw:master-page-name="Default">
        <draw:frame draw:style-name="gr66" draw:text-style-name="P8" draw:layer="layout" svg:width="22.1cm" svg:height="13.826cm" svg:x="2.396cm" svg:y="2.671cm">
          <draw:image xlink:href="Pictures/200000BF0000565500003603DC9937B423523EB6.svm" xlink:type="simple" xlink:show="embed" xlink:actuate="onLoad" loext:mime-type="image/x-svm">
            <text:p/>
          </draw:image>
          <draw:image xlink:href="Pictures/10000200000003440000020B51E22C83CF78D5F0.png" xlink:type="simple" xlink:show="embed" xlink:actuate="onLoad" loext:mime-type="image/png"/>
        </draw:frame>
      </draw:page>
      <draw:page draw:name="page11" draw:style-name="dp1" draw:master-page-name="Default">
        <draw:frame draw:style-name="gr66" draw:text-style-name="P8" draw:layer="layout" svg:width="22.1cm" svg:height="13.826cm" svg:x="2.396cm" svg:y="2.671cm">
          <draw:image xlink:href="Pictures/200000D30000565500003603DBD5B0F50907F62B.svm" xlink:type="simple" xlink:show="embed" xlink:actuate="onLoad" loext:mime-type="image/x-svm">
            <text:p/>
          </draw:image>
          <draw:image xlink:href="Pictures/10000200000003440000020B8536FBE0F05FEF62.png" xlink:type="simple" xlink:show="embed" xlink:actuate="onLoad" loext:mime-type="image/png"/>
        </draw:frame>
      </draw:page>
      <draw:page draw:name="page12" draw:style-name="dp1" draw:master-page-name="Default">
        <draw:frame draw:style-name="gr66" draw:text-style-name="P8" draw:layer="layout" svg:width="22.1cm" svg:height="13.826cm" svg:x="2.396cm" svg:y="2.671cm">
          <draw:image xlink:href="Pictures/200000DE000056550000360386FF18FF0A47888A.svm" xlink:type="simple" xlink:show="embed" xlink:actuate="onLoad" loext:mime-type="image/x-svm">
            <text:p/>
          </draw:image>
          <draw:image xlink:href="Pictures/10000200000003440000020BF79C84CA9B50BFE1.png" xlink:type="simple" xlink:show="embed" xlink:actuate="onLoad" loext:mime-type="image/png"/>
        </draw:frame>
      </draw:page>
      <draw:page draw:name="page13" draw:style-name="dp1" draw:master-page-name="Default">
        <draw:custom-shape draw:style-name="gr52" draw:text-style-name="P5" draw:layer="layout" svg:width="22.098cm" svg:height="4.557cm" svg:x="2.397cm" svg:y="11.93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2.098cm" svg:height="4.318cm" svg:x="2.397cm" svg:y="7.604cm">
          <text:p/>
          <draw:enhanced-geometry svg:viewBox="0 0 21600 21600" draw:type="rectangle" draw:enhanced-path="M 0 0 L 21600 0 21600 21600 0 21600 0 0 Z N"/>
        </draw:custom-shape>
        <draw:frame draw:style-name="gr54" draw:text-style-name="P20" draw:layer="layout" svg:width="3.546cm" svg:height="1.301cm" svg:x="2.407cm" svg:y="3.051cm">
          <draw:text-box>
            <text:p text:style-name="P19"><text:span text:style-name="T4">P1</text:span></text:p>
          </draw:text-box>
        </draw:frame>
        <draw:line draw:style-name="gr60" draw:text-style-name="P3" draw:layer="layout" svg:x1="6.062cm" svg:y1="2.65cm" svg:x2="6.062cm" svg:y2="16.493cm">
          <text:p/>
        </draw:line>
        <draw:line draw:style-name="gr60" draw:text-style-name="P3" draw:layer="layout" svg:x1="2.373cm" svg:y1="2.65cm" svg:x2="2.373cm" svg:y2="16.493cm">
          <text:p/>
        </draw:line>
        <draw:frame draw:style-name="gr63" draw:text-style-name="P8" draw:layer="layout" svg:width="1.396cm" svg:height="1.269cm" svg:x="3.604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64" draw:text-style-name="P8" draw:layer="layout" svg:width="1.396cm" svg:height="1.269cm" svg:x="3.604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65" draw:text-style-name="P8" draw:layer="layout" svg:width="1.396cm" svg:height="1.269cm" svg:x="3.604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</draw:page>
      <draw:page draw:name="page14" draw:style-name="dp1" draw:master-page-name="Default">
        <draw:custom-shape draw:style-name="gr67" draw:text-style-name="P5" draw:layer="layout" svg:width="22.098cm" svg:height="4.557cm" svg:x="2.397cm" svg:y="11.9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22.098cm" svg:height="4.318cm" svg:x="2.397cm" svg:y="7.604cm">
          <text:p/>
          <draw:enhanced-geometry svg:viewBox="0 0 21600 21600" draw:type="rectangle" draw:enhanced-path="M 0 0 L 21600 0 21600 21600 0 21600 0 0 Z N"/>
        </draw:custom-shape>
        <draw:frame draw:style-name="gr69" draw:text-style-name="P20" draw:layer="layout" svg:width="3.546cm" svg:height="1.301cm" svg:x="2.407cm" svg:y="3.051cm">
          <draw:text-box>
            <text:p text:style-name="P19"><text:span text:style-name="T4">P1</text:span></text:p>
          </draw:text-box>
        </draw:frame>
        <draw:frame draw:style-name="gr70" draw:text-style-name="P20" draw:layer="layout" svg:width="3.771cm" svg:height="1.58cm" svg:x="6.08cm" svg:y="3.051cm">
          <draw:text-box>
            <text:p text:style-name="P19"><text:span text:style-name="T4">Recup P1</text:span></text:p>
          </draw:text-box>
        </draw:frame>
        <draw:connector draw:style-name="gr71" draw:text-style-name="P3" draw:layer="layout" draw:type="curve" svg:x1="5cm" svg:y1="13.355cm" svg:x2="8.021cm" svg:y2="11.286cm" draw:start-shape="id17" draw:start-glue-point="1" draw:end-shape="id18" draw:end-glue-point="2" svg:d="M5000 13355c2014 0 3021-689 3021-2069" svg:viewBox="0 0 3022 2070">
          <text:p/>
        </draw:connector>
        <draw:connector draw:style-name="gr71" draw:text-style-name="P3" draw:layer="layout" draw:type="curve" svg:x1="5cm" svg:y1="13.355cm" svg:x2="7.323cm" svg:y2="15.224cm" draw:start-shape="id17" draw:start-glue-point="1" draw:end-shape="id19" draw:end-glue-point="3" svg:d="M5000 13355c1743 0 582 1869 2323 1869" svg:viewBox="0 0 2324 1870">
          <text:p/>
        </draw:connector>
        <draw:line draw:style-name="gr72" draw:text-style-name="P3" draw:layer="layout" svg:x1="6.062cm" svg:y1="2.65cm" svg:x2="6.062cm" svg:y2="16.493cm">
          <text:p/>
        </draw:line>
        <draw:line draw:style-name="gr72" draw:text-style-name="P3" draw:layer="layout" svg:x1="9.751cm" svg:y1="2.65cm" svg:x2="9.751cm" svg:y2="16.493cm">
          <text:p/>
        </draw:line>
        <draw:line draw:style-name="gr72" draw:text-style-name="P3" draw:layer="layout" svg:x1="2.373cm" svg:y1="2.65cm" svg:x2="2.373cm" svg:y2="16.493cm">
          <text:p/>
        </draw:line>
        <draw:frame draw:style-name="gr73" draw:text-style-name="P8" draw:layer="layout" svg:width="1.396cm" svg:height="1.269cm" svg:x="3.604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74" draw:text-style-name="P8" xml:id="id17" draw:id="id17" draw:layer="layout" svg:width="1.396cm" svg:height="1.269cm" svg:x="3.604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75" draw:text-style-name="P8" xml:id="id18" draw:id="id18" draw:layer="layout" svg:width="1.396cm" svg:height="1.269cm" svg:x="7.323cm" svg:y="10.017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75" draw:text-style-name="P8" draw:layer="layout" svg:width="1.396cm" svg:height="1.269cm" svg:x="3.604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74" draw:text-style-name="P8" xml:id="id19" draw:id="id19" draw:layer="layout" svg:width="1.396cm" svg:height="1.269cm" svg:x="7.323cm" svg:y="14.59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</draw:page>
      <draw:page draw:name="page15" draw:style-name="dp1" draw:master-page-name="Default">
        <draw:custom-shape draw:style-name="gr76" draw:text-style-name="P5" draw:layer="layout" svg:width="22.098cm" svg:height="4.557cm" svg:x="2.397cm" svg:y="11.93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22.098cm" svg:height="4.318cm" svg:x="2.397cm" svg:y="7.604cm">
          <text:p/>
          <draw:enhanced-geometry svg:viewBox="0 0 21600 21600" draw:type="rectangle" draw:enhanced-path="M 0 0 L 21600 0 21600 21600 0 21600 0 0 Z N"/>
        </draw:custom-shape>
        <draw:frame draw:style-name="gr78" draw:text-style-name="P20" draw:layer="layout" svg:width="3.546cm" svg:height="1.301cm" svg:x="2.407cm" svg:y="3.051cm">
          <draw:text-box>
            <text:p text:style-name="P19"><text:span text:style-name="T4">P1</text:span></text:p>
          </draw:text-box>
        </draw:frame>
        <draw:frame draw:style-name="gr79" draw:text-style-name="P20" draw:layer="layout" svg:width="3.771cm" svg:height="1.58cm" svg:x="6.08cm" svg:y="3.051cm">
          <draw:text-box>
            <text:p text:style-name="P19"><text:span text:style-name="T4">Recup P1</text:span></text:p>
          </draw:text-box>
        </draw:frame>
        <draw:frame draw:style-name="gr80" draw:text-style-name="P20" draw:layer="layout" svg:width="3.683cm" svg:height="1.284cm" svg:x="9.763cm" svg:y="3.051cm">
          <draw:text-box>
            <text:p text:style-name="P19"><text:span text:style-name="T4">P2</text:span></text:p>
          </draw:text-box>
        </draw:frame>
        <draw:connector draw:style-name="gr81" draw:text-style-name="P3" draw:layer="layout" draw:type="line" svg:x1="5.164cm" svg:y1="6.291cm" svg:x2="10.957cm" svg:y2="6.291cm" draw:end-shape="id20" draw:end-glue-point="3" svg:d="M5164 6291h5793" svg:viewBox="0 0 5794 1">
          <text:p/>
        </draw:connector>
        <draw:connector draw:style-name="gr81" draw:text-style-name="P3" draw:layer="layout" draw:type="line" svg:x1="5cm" svg:y1="8.968cm" svg:x2="10.957cm" svg:y2="8.968cm" draw:start-shape="id21" draw:start-glue-point="1" draw:end-shape="id22" draw:end-glue-point="3" svg:d="M5000 8968h5957" svg:viewBox="0 0 5958 1">
          <text:p/>
        </draw:connector>
        <draw:connector draw:style-name="gr81" draw:text-style-name="P3" draw:layer="layout" draw:type="curve" svg:x1="4.302cm" svg:y1="9.603cm" svg:x2="10.957cm" svg:y2="13.355cm" draw:start-shape="id21" draw:start-glue-point="2" draw:end-shape="id23" draw:end-glue-point="3" svg:d="M4302 9603c0 2502 2218 3752 6655 3752" svg:viewBox="0 0 6656 3753">
          <text:p/>
        </draw:connector>
        <draw:connector draw:style-name="gr81" draw:text-style-name="P3" draw:layer="layout" draw:type="curve" svg:x1="8.719cm" svg:y1="10.651cm" svg:x2="10.957cm" svg:y2="13.355cm" draw:start-shape="id24" draw:start-glue-point="1" draw:end-shape="id23" draw:end-glue-point="3" svg:d="M8719 10651c1678 0 560 2704 2238 2704" svg:viewBox="0 0 2239 2705">
          <text:p/>
        </draw:connector>
        <draw:connector draw:style-name="gr81" draw:text-style-name="P3" draw:layer="layout" draw:type="curve" svg:x1="8.719cm" svg:y1="10.651cm" svg:x2="10.957cm" svg:y2="8.968cm" draw:start-shape="id24" draw:start-glue-point="1" draw:end-shape="id22" draw:end-glue-point="3" svg:d="M8719 10651c1678 0 560-1683 2238-1683" svg:viewBox="0 0 2239 1684">
          <text:p/>
        </draw:connector>
        <draw:connector draw:style-name="gr81" draw:text-style-name="P3" draw:layer="layout" draw:type="curve" draw:line-skew="-1.216cm" svg:x1="5cm" svg:y1="6.291cm" svg:x2="10.957cm" svg:y2="13.355cm" draw:start-shape="id25" draw:start-glue-point="1" draw:end-shape="id23" draw:end-glue-point="3" svg:d="M5000 6291c2644 0-334 7064 5957 7064" svg:viewBox="0 0 5958 7065">
          <text:p/>
        </draw:connector>
        <draw:connector draw:style-name="gr81" draw:text-style-name="P3" draw:layer="layout" draw:type="curve" svg:x1="5cm" svg:y1="6.291cm" svg:x2="10.957cm" svg:y2="8.968cm" draw:start-shape="id25" draw:start-glue-point="1" draw:end-shape="id22" draw:end-glue-point="3" svg:d="M5000 6291c4468 0 1490 2677 5957 2677" svg:viewBox="0 0 5958 2678">
          <text:p/>
        </draw:connector>
        <draw:connector draw:style-name="gr81" draw:text-style-name="P3" draw:layer="layout" draw:type="curve" svg:x1="5cm" svg:y1="13.355cm" svg:x2="8.021cm" svg:y2="11.286cm" draw:start-shape="id26" draw:start-glue-point="1" draw:end-shape="id24" draw:end-glue-point="2" svg:d="M5000 13355c2014 0 3021-689 3021-2069" svg:viewBox="0 0 3022 2070">
          <text:p/>
        </draw:connector>
        <draw:connector draw:style-name="gr81" draw:text-style-name="P3" draw:layer="layout" draw:type="curve" svg:x1="5cm" svg:y1="13.355cm" svg:x2="7.323cm" svg:y2="15.224cm" draw:start-shape="id26" draw:start-glue-point="1" draw:end-shape="id27" draw:end-glue-point="3" svg:d="M5000 13355c1743 0 582 1869 2323 1869" svg:viewBox="0 0 2324 1870">
          <text:p/>
        </draw:connector>
        <draw:line draw:style-name="gr82" draw:text-style-name="P3" draw:layer="layout" svg:x1="6.062cm" svg:y1="2.65cm" svg:x2="6.062cm" svg:y2="16.493cm">
          <text:p/>
        </draw:line>
        <draw:line draw:style-name="gr82" draw:text-style-name="P3" draw:layer="layout" svg:x1="9.751cm" svg:y1="2.65cm" svg:x2="9.751cm" svg:y2="16.493cm">
          <text:p/>
        </draw:line>
        <draw:line draw:style-name="gr82" draw:text-style-name="P3" draw:layer="layout" svg:x1="13.44cm" svg:y1="2.65cm" svg:x2="13.44cm" svg:y2="16.493cm">
          <text:p/>
        </draw:line>
        <draw:line draw:style-name="gr82" draw:text-style-name="P3" draw:layer="layout" svg:x1="2.373cm" svg:y1="2.65cm" svg:x2="2.373cm" svg:y2="16.493cm">
          <text:p/>
        </draw:line>
        <draw:frame draw:style-name="gr83" draw:text-style-name="P8" xml:id="id25" draw:id="id25" draw:layer="layout" svg:width="1.396cm" svg:height="1.269cm" svg:x="3.604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84" draw:text-style-name="P8" xml:id="id26" draw:id="id26" draw:layer="layout" svg:width="1.396cm" svg:height="1.269cm" svg:x="3.604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85" draw:text-style-name="P8" xml:id="id24" draw:id="id24" draw:layer="layout" svg:width="1.396cm" svg:height="1.269cm" svg:x="7.323cm" svg:y="10.017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83" draw:text-style-name="P8" xml:id="id20" draw:id="id20" draw:layer="layout" svg:width="1.396cm" svg:height="1.269cm" svg:x="10.957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85" draw:text-style-name="P8" xml:id="id22" draw:id="id22" draw:layer="layout" svg:width="1.396cm" svg:height="1.269cm" svg:x="10.957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85" draw:text-style-name="P8" xml:id="id21" draw:id="id21" draw:layer="layout" svg:width="1.396cm" svg:height="1.269cm" svg:x="3.604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84" draw:text-style-name="P8" xml:id="id23" draw:id="id23" draw:layer="layout" svg:width="1.396cm" svg:height="1.269cm" svg:x="10.957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84" draw:text-style-name="P8" xml:id="id27" draw:id="id27" draw:layer="layout" svg:width="1.396cm" svg:height="1.269cm" svg:x="7.323cm" svg:y="14.59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</draw:page>
      <draw:page draw:name="page16" draw:style-name="dp1" draw:master-page-name="Default">
        <draw:custom-shape draw:style-name="gr86" draw:text-style-name="P5" draw:layer="layout" svg:width="22.098cm" svg:height="4.557cm" svg:x="2.397cm" svg:y="11.93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22.098cm" svg:height="4.318cm" svg:x="2.397cm" svg:y="7.604cm">
          <text:p/>
          <draw:enhanced-geometry svg:viewBox="0 0 21600 21600" draw:type="rectangle" draw:enhanced-path="M 0 0 L 21600 0 21600 21600 0 21600 0 0 Z N"/>
        </draw:custom-shape>
        <draw:frame draw:style-name="gr88" draw:text-style-name="P20" draw:layer="layout" svg:width="3.546cm" svg:height="1.301cm" svg:x="2.407cm" svg:y="3.051cm">
          <draw:text-box>
            <text:p text:style-name="P19"><text:span text:style-name="T4">P1</text:span></text:p>
          </draw:text-box>
        </draw:frame>
        <draw:frame draw:style-name="gr89" draw:text-style-name="P20" draw:layer="layout" svg:width="3.771cm" svg:height="1.58cm" svg:x="6.08cm" svg:y="3.051cm">
          <draw:text-box>
            <text:p text:style-name="P19"><text:span text:style-name="T4">Recup P1</text:span></text:p>
          </draw:text-box>
        </draw:frame>
        <draw:frame draw:style-name="gr90" draw:text-style-name="P20" draw:layer="layout" svg:width="3.683cm" svg:height="1.284cm" svg:x="9.763cm" svg:y="3.051cm">
          <draw:text-box>
            <text:p text:style-name="P19"><text:span text:style-name="T4">P2</text:span></text:p>
          </draw:text-box>
        </draw:frame>
        <draw:frame draw:style-name="gr91" draw:text-style-name="P20" draw:layer="layout" svg:width="3.683cm" svg:height="1.778cm" svg:x="13.446cm" svg:y="3.051cm">
          <draw:text-box>
            <text:p text:style-name="P19"><text:span text:style-name="T4">Recup P2</text:span></text:p>
          </draw:text-box>
        </draw:frame>
        <draw:connector draw:style-name="gr92" draw:text-style-name="P3" draw:layer="layout" draw:type="line" svg:x1="5.164cm" svg:y1="6.291cm" svg:x2="10.957cm" svg:y2="6.291cm" draw:end-shape="id28" draw:end-glue-point="3" svg:d="M5164 6291h5793" svg:viewBox="0 0 5794 1">
          <text:p/>
        </draw:connector>
        <draw:connector draw:style-name="gr92" draw:text-style-name="P3" draw:layer="layout" draw:type="line" svg:x1="5cm" svg:y1="8.968cm" svg:x2="10.957cm" svg:y2="8.968cm" draw:start-shape="id29" draw:start-glue-point="1" draw:end-shape="id30" draw:end-glue-point="3" svg:d="M5000 8968h5957" svg:viewBox="0 0 5958 1">
          <text:p/>
        </draw:connector>
        <draw:connector draw:style-name="gr92" draw:text-style-name="P3" draw:layer="layout" draw:type="curve" svg:x1="4.302cm" svg:y1="9.603cm" svg:x2="10.957cm" svg:y2="13.355cm" draw:start-shape="id29" draw:start-glue-point="2" draw:end-shape="id31" draw:end-glue-point="3" svg:d="M4302 9603c0 2502 2218 3752 6655 3752" svg:viewBox="0 0 6656 3753">
          <text:p/>
        </draw:connector>
        <draw:connector draw:style-name="gr92" draw:text-style-name="P3" draw:layer="layout" draw:type="curve" svg:x1="8.719cm" svg:y1="10.651cm" svg:x2="10.957cm" svg:y2="13.355cm" draw:start-shape="id32" draw:start-glue-point="1" draw:end-shape="id31" draw:end-glue-point="3" svg:d="M8719 10651c1678 0 560 2704 2238 2704" svg:viewBox="0 0 2239 2705">
          <text:p/>
        </draw:connector>
        <draw:connector draw:style-name="gr92" draw:text-style-name="P3" draw:layer="layout" draw:type="curve" svg:x1="8.719cm" svg:y1="10.651cm" svg:x2="10.957cm" svg:y2="8.968cm" draw:start-shape="id32" draw:start-glue-point="1" draw:end-shape="id30" draw:end-glue-point="3" svg:d="M8719 10651c1678 0 560-1683 2238-1683" svg:viewBox="0 0 2239 1684">
          <text:p/>
        </draw:connector>
        <draw:connector draw:style-name="gr92" draw:text-style-name="P3" draw:layer="layout" draw:type="curve" svg:x1="12.353cm" svg:y1="13.355cm" svg:x2="15.288cm" svg:y2="11.032cm" draw:start-shape="id31" draw:start-glue-point="1" draw:end-shape="id33" draw:end-glue-point="2" svg:d="M12353 13355c1957 0 2935-774 2935-2323" svg:viewBox="0 0 2936 2324">
          <text:p/>
        </draw:connector>
        <draw:connector draw:style-name="gr92" draw:text-style-name="P3" draw:layer="layout" draw:type="curve" draw:line-skew="-1.216cm" svg:x1="5cm" svg:y1="6.291cm" svg:x2="10.957cm" svg:y2="13.355cm" draw:start-shape="id34" draw:start-glue-point="1" draw:end-shape="id31" draw:end-glue-point="3" svg:d="M5000 6291c2644 0-334 7064 5957 7064" svg:viewBox="0 0 5958 7065">
          <text:p/>
        </draw:connector>
        <draw:connector draw:style-name="gr92" draw:text-style-name="P3" draw:layer="layout" draw:type="curve" svg:x1="5cm" svg:y1="6.291cm" svg:x2="10.957cm" svg:y2="8.968cm" draw:start-shape="id34" draw:start-glue-point="1" draw:end-shape="id30" draw:end-glue-point="3" svg:d="M5000 6291c4468 0 1490 2677 5957 2677" svg:viewBox="0 0 5958 2678">
          <text:p/>
        </draw:connector>
        <draw:connector draw:style-name="gr92" draw:text-style-name="P3" draw:layer="layout" draw:type="curve" svg:x1="5cm" svg:y1="13.355cm" svg:x2="8.021cm" svg:y2="11.286cm" draw:start-shape="id35" draw:start-glue-point="1" draw:end-shape="id32" draw:end-glue-point="2" svg:d="M5000 13355c2014 0 3021-689 3021-2069" svg:viewBox="0 0 3022 2070">
          <text:p/>
        </draw:connector>
        <draw:connector draw:style-name="gr92" draw:text-style-name="P3" draw:layer="layout" draw:type="curve" svg:x1="5cm" svg:y1="13.355cm" svg:x2="7.323cm" svg:y2="15.224cm" draw:start-shape="id35" draw:start-glue-point="1" draw:end-shape="id36" draw:end-glue-point="3" svg:d="M5000 13355c1743 0 582 1869 2323 1869" svg:viewBox="0 0 2324 1870">
          <text:p/>
        </draw:connector>
        <draw:line draw:style-name="gr93" draw:text-style-name="P3" draw:layer="layout" svg:x1="6.062cm" svg:y1="2.65cm" svg:x2="6.062cm" svg:y2="16.493cm">
          <text:p/>
        </draw:line>
        <draw:line draw:style-name="gr93" draw:text-style-name="P3" draw:layer="layout" svg:x1="9.751cm" svg:y1="2.65cm" svg:x2="9.751cm" svg:y2="16.493cm">
          <text:p/>
        </draw:line>
        <draw:line draw:style-name="gr93" draw:text-style-name="P3" draw:layer="layout" svg:x1="13.44cm" svg:y1="2.65cm" svg:x2="13.44cm" svg:y2="16.493cm">
          <text:p/>
        </draw:line>
        <draw:line draw:style-name="gr93" draw:text-style-name="P3" draw:layer="layout" svg:x1="17.128cm" svg:y1="2.65cm" svg:x2="17.128cm" svg:y2="16.493cm">
          <text:p/>
        </draw:line>
        <draw:line draw:style-name="gr93" draw:text-style-name="P3" draw:layer="layout" svg:x1="2.373cm" svg:y1="2.65cm" svg:x2="2.373cm" svg:y2="16.493cm">
          <text:p/>
        </draw:line>
        <draw:frame draw:style-name="gr94" draw:text-style-name="P8" xml:id="id34" draw:id="id34" draw:layer="layout" svg:width="1.396cm" svg:height="1.269cm" svg:x="3.604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95" draw:text-style-name="P8" xml:id="id35" draw:id="id35" draw:layer="layout" svg:width="1.396cm" svg:height="1.269cm" svg:x="3.604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96" draw:text-style-name="P8" xml:id="id32" draw:id="id32" draw:layer="layout" svg:width="1.396cm" svg:height="1.269cm" svg:x="7.323cm" svg:y="10.017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94" draw:text-style-name="P8" xml:id="id28" draw:id="id28" draw:layer="layout" svg:width="1.396cm" svg:height="1.269cm" svg:x="10.957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96" draw:text-style-name="P8" xml:id="id33" draw:id="id33" draw:layer="layout" svg:width="1.396cm" svg:height="1.269cm" svg:x="14.59cm" svg:y="9.763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96" draw:text-style-name="P8" xml:id="id30" draw:id="id30" draw:layer="layout" svg:width="1.396cm" svg:height="1.269cm" svg:x="10.957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96" draw:text-style-name="P8" xml:id="id29" draw:id="id29" draw:layer="layout" svg:width="1.396cm" svg:height="1.269cm" svg:x="3.604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95" draw:text-style-name="P8" xml:id="id31" draw:id="id31" draw:layer="layout" svg:width="1.396cm" svg:height="1.269cm" svg:x="10.957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95" draw:text-style-name="P8" xml:id="id37" draw:id="id37" draw:layer="layout" svg:width="1.396cm" svg:height="1.269cm" svg:x="14.59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95" draw:text-style-name="P8" xml:id="id36" draw:id="id36" draw:layer="layout" svg:width="1.396cm" svg:height="1.269cm" svg:x="7.323cm" svg:y="14.59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connector draw:style-name="gr92" draw:text-style-name="P3" draw:layer="layout" draw:type="line" svg:x1="12.353cm" svg:y1="13.355cm" svg:x2="14.59cm" svg:y2="13.355cm" draw:start-shape="id31" draw:start-glue-point="1" draw:end-shape="id37" draw:end-glue-point="3" svg:d="M12353 13355h2237" svg:viewBox="0 0 2238 1">
          <text:p/>
        </draw:connector>
      </draw:page>
      <draw:page draw:name="page17" draw:style-name="dp1" draw:master-page-name="Default">
        <draw:custom-shape draw:style-name="gr97" draw:text-style-name="P5" draw:layer="layout" svg:width="22.098cm" svg:height="4.557cm" svg:x="2.397cm" svg:y="11.93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" draw:layer="layout" svg:width="22.098cm" svg:height="4.318cm" svg:x="2.397cm" svg:y="7.604cm">
          <text:p/>
          <draw:enhanced-geometry svg:viewBox="0 0 21600 21600" draw:type="rectangle" draw:enhanced-path="M 0 0 L 21600 0 21600 21600 0 21600 0 0 Z N"/>
        </draw:custom-shape>
        <draw:frame draw:style-name="gr99" draw:text-style-name="P20" draw:layer="layout" svg:width="3.546cm" svg:height="1.301cm" svg:x="2.407cm" svg:y="3.051cm">
          <draw:text-box>
            <text:p text:style-name="P19"><text:span text:style-name="T4">P1</text:span></text:p>
          </draw:text-box>
        </draw:frame>
        <draw:frame draw:style-name="gr100" draw:text-style-name="P20" draw:layer="layout" svg:width="3.771cm" svg:height="1.58cm" svg:x="6.08cm" svg:y="3.051cm">
          <draw:text-box>
            <text:p text:style-name="P19"><text:span text:style-name="T4">Recup P1</text:span></text:p>
          </draw:text-box>
        </draw:frame>
        <draw:frame draw:style-name="gr101" draw:text-style-name="P20" draw:layer="layout" svg:width="3.683cm" svg:height="1.284cm" svg:x="9.763cm" svg:y="3.051cm">
          <draw:text-box>
            <text:p text:style-name="P19"><text:span text:style-name="T4">P2</text:span></text:p>
          </draw:text-box>
        </draw:frame>
        <draw:frame draw:style-name="gr102" draw:text-style-name="P20" draw:layer="layout" svg:width="3.683cm" svg:height="1.778cm" svg:x="13.446cm" svg:y="3.051cm">
          <draw:text-box>
            <text:p text:style-name="P19"><text:span text:style-name="T4">Recup P2</text:span></text:p>
          </draw:text-box>
        </draw:frame>
        <draw:frame draw:style-name="gr102" draw:text-style-name="P20" draw:layer="layout" svg:width="3.774cm" svg:height="1.778cm" svg:x="17.048cm" svg:y="3.051cm">
          <draw:text-box>
            <text:p text:style-name="P19"><text:span text:style-name="T4">Condición</text:span></text:p>
            <text:p text:style-name="P19"><text:span text:style-name="T4">final</text:span></text:p>
          </draw:text-box>
        </draw:frame>
        <draw:custom-shape draw:style-name="gr103" draw:text-style-name="P7" xml:id="id39" draw:id="id39" draw:layer="layout" svg:width="1.905cm" svg:height="1.778cm" svg:x="18.018cm" svg:y="5.402cm">
          <text:p text:style-name="P6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3" draw:layer="layout" draw:type="line" svg:x1="5.164cm" svg:y1="6.291cm" svg:x2="10.957cm" svg:y2="6.291cm" draw:end-shape="id38" draw:end-glue-point="3" svg:d="M5164 6291h5793" svg:viewBox="0 0 5794 1">
          <text:p/>
        </draw:connector>
        <draw:connector draw:style-name="gr104" draw:text-style-name="P3" draw:layer="layout" draw:type="line" svg:x1="12.353cm" svg:y1="6.291cm" svg:x2="18.018cm" svg:y2="6.291cm" draw:start-shape="id38" draw:start-glue-point="1" draw:end-shape="id39" draw:end-glue-point="3" svg:d="M12353 6291h5665" svg:viewBox="0 0 5666 1">
          <text:p/>
        </draw:connector>
        <draw:custom-shape draw:style-name="gr103" draw:text-style-name="P7" xml:id="id41" draw:id="id41" draw:layer="layout" svg:width="1.905cm" svg:height="1.778cm" svg:x="18.018cm" svg:y="14.312cm">
          <text:p text:style-name="P6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3" draw:layer="layout" draw:type="line" svg:x1="8.719cm" svg:y1="15.224cm" svg:x2="18.018cm" svg:y2="15.201cm" draw:start-shape="id40" draw:start-glue-point="1" draw:end-shape="id41" draw:end-glue-point="3" svg:d="M8719 15224l9299-23" svg:viewBox="0 0 9300 24">
          <text:p/>
        </draw:connector>
        <draw:custom-shape draw:style-name="gr103" draw:text-style-name="P7" xml:id="id43" draw:id="id43" draw:layer="layout" svg:width="1.905cm" svg:height="1.778cm" svg:x="18.018cm" svg:y="8.079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3" draw:layer="layout" draw:type="line" svg:x1="12.353cm" svg:y1="8.968cm" svg:x2="18.018cm" svg:y2="8.968cm" draw:start-shape="id42" draw:start-glue-point="1" draw:end-shape="id43" draw:end-glue-point="3" svg:d="M12353 8968h5665" svg:viewBox="0 0 5666 1">
          <text:p/>
        </draw:connector>
        <draw:connector draw:style-name="gr104" draw:text-style-name="P3" draw:layer="layout" draw:type="line" svg:x1="5cm" svg:y1="8.968cm" svg:x2="10.957cm" svg:y2="8.968cm" draw:start-shape="id44" draw:start-glue-point="1" draw:end-shape="id42" draw:end-glue-point="3" svg:d="M5000 8968h5957" svg:viewBox="0 0 5958 1">
          <text:p/>
        </draw:connector>
        <draw:connector draw:style-name="gr104" draw:text-style-name="P3" draw:layer="layout" draw:type="curve" svg:x1="4.302cm" svg:y1="9.603cm" svg:x2="10.957cm" svg:y2="13.355cm" draw:start-shape="id44" draw:start-glue-point="2" draw:end-shape="id45" draw:end-glue-point="3" svg:d="M4302 9603c0 2502 2218 3752 6655 3752" svg:viewBox="0 0 6656 3753">
          <text:p/>
        </draw:connector>
        <draw:connector draw:style-name="gr104" draw:text-style-name="P3" draw:layer="layout" draw:type="curve" svg:x1="8.719cm" svg:y1="10.651cm" svg:x2="10.957cm" svg:y2="13.355cm" draw:start-shape="id46" draw:start-glue-point="1" draw:end-shape="id45" draw:end-glue-point="3" svg:d="M8719 10651c1678 0 560 2704 2238 2704" svg:viewBox="0 0 2239 2705">
          <text:p/>
        </draw:connector>
        <draw:connector draw:style-name="gr104" draw:text-style-name="P3" draw:layer="layout" draw:type="curve" svg:x1="8.719cm" svg:y1="10.651cm" svg:x2="10.957cm" svg:y2="8.968cm" draw:start-shape="id46" draw:start-glue-point="1" draw:end-shape="id42" draw:end-glue-point="3" svg:d="M8719 10651c1678 0 560-1683 2238-1683" svg:viewBox="0 0 2239 1684">
          <text:p/>
        </draw:connector>
        <draw:connector draw:style-name="gr104" draw:text-style-name="P3" draw:layer="layout" draw:type="curve" svg:x1="12.353cm" svg:y1="13.355cm" svg:x2="15.288cm" svg:y2="11.032cm" draw:start-shape="id45" draw:start-glue-point="1" draw:end-shape="id47" draw:end-glue-point="2" svg:d="M12353 13355c1957 0 2935-774 2935-2323" svg:viewBox="0 0 2936 2324">
          <text:p/>
        </draw:connector>
        <draw:connector draw:style-name="gr104" draw:text-style-name="P3" draw:layer="layout" draw:type="curve" draw:line-skew="-1.216cm" svg:x1="5cm" svg:y1="6.291cm" svg:x2="10.957cm" svg:y2="13.355cm" draw:start-shape="id48" draw:start-glue-point="1" draw:end-shape="id45" draw:end-glue-point="3" svg:d="M5000 6291c2644 0-334 7064 5957 7064" svg:viewBox="0 0 5958 7065">
          <text:p/>
        </draw:connector>
        <draw:connector draw:style-name="gr104" draw:text-style-name="P3" draw:layer="layout" draw:type="curve" svg:x1="5cm" svg:y1="6.291cm" svg:x2="10.957cm" svg:y2="8.968cm" draw:start-shape="id48" draw:start-glue-point="1" draw:end-shape="id42" draw:end-glue-point="3" svg:d="M5000 6291c4468 0 1490 2677 5957 2677" svg:viewBox="0 0 5958 2678">
          <text:p/>
        </draw:connector>
        <draw:connector draw:style-name="gr104" draw:text-style-name="P3" draw:layer="layout" draw:type="curve" svg:x1="5cm" svg:y1="13.355cm" svg:x2="8.021cm" svg:y2="11.286cm" draw:start-shape="id49" draw:start-glue-point="1" draw:end-shape="id46" draw:end-glue-point="2" svg:d="M5000 13355c2014 0 3021-689 3021-2069" svg:viewBox="0 0 3022 2070">
          <text:p/>
        </draw:connector>
        <draw:connector draw:style-name="gr104" draw:text-style-name="P3" draw:layer="layout" draw:type="curve" svg:x1="5cm" svg:y1="13.355cm" svg:x2="7.323cm" svg:y2="15.224cm" draw:start-shape="id49" draw:start-glue-point="1" draw:end-shape="id40" draw:end-glue-point="3" svg:d="M5000 13355c1743 0 582 1869 2323 1869" svg:viewBox="0 0 2324 1870">
          <text:p/>
        </draw:connector>
        <draw:connector draw:style-name="gr104" draw:text-style-name="P3" draw:layer="layout" draw:type="curve" svg:x1="15.986cm" svg:y1="13.355cm" svg:x2="18.018cm" svg:y2="15.201cm" draw:start-shape="id50" draw:start-glue-point="1" draw:end-shape="id41" draw:end-glue-point="3" svg:d="M15986 13355c1503 0 487 1846 2032 1846" svg:viewBox="0 0 2033 1847">
          <text:p/>
        </draw:connector>
        <draw:line draw:style-name="gr105" draw:text-style-name="P3" draw:layer="layout" svg:x1="6.062cm" svg:y1="2.65cm" svg:x2="6.062cm" svg:y2="16.493cm">
          <text:p/>
        </draw:line>
        <draw:line draw:style-name="gr105" draw:text-style-name="P3" draw:layer="layout" svg:x1="9.751cm" svg:y1="2.65cm" svg:x2="9.751cm" svg:y2="16.493cm">
          <text:p/>
        </draw:line>
        <draw:line draw:style-name="gr105" draw:text-style-name="P3" draw:layer="layout" svg:x1="13.44cm" svg:y1="2.65cm" svg:x2="13.44cm" svg:y2="16.493cm">
          <text:p/>
        </draw:line>
        <draw:line draw:style-name="gr105" draw:text-style-name="P3" draw:layer="layout" svg:x1="17.128cm" svg:y1="2.65cm" svg:x2="17.128cm" svg:y2="16.493cm">
          <text:p/>
        </draw:line>
        <draw:line draw:style-name="gr105" draw:text-style-name="P3" draw:layer="layout" svg:x1="20.817cm" svg:y1="2.65cm" svg:x2="20.817cm" svg:y2="16.493cm">
          <text:p/>
        </draw:line>
        <draw:line draw:style-name="gr105" draw:text-style-name="P3" draw:layer="layout" svg:x1="2.373cm" svg:y1="2.65cm" svg:x2="2.373cm" svg:y2="16.493cm">
          <text:p/>
        </draw:line>
        <draw:connector draw:style-name="gr104" draw:text-style-name="P3" draw:layer="layout" draw:type="curve" svg:x1="15.986cm" svg:y1="10.397cm" svg:x2="18.018cm" svg:y2="8.968cm" draw:start-shape="id47" draw:start-glue-point="1" draw:end-shape="id43" draw:end-glue-point="3" svg:d="M15986 10397c1503 0 487-1429 2032-1429" svg:viewBox="0 0 2033 1430">
          <text:p/>
        </draw:connector>
        <draw:frame draw:style-name="gr106" draw:text-style-name="P8" xml:id="id48" draw:id="id48" draw:layer="layout" svg:width="1.396cm" svg:height="1.269cm" svg:x="3.604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107" draw:text-style-name="P8" xml:id="id49" draw:id="id49" draw:layer="layout" svg:width="1.396cm" svg:height="1.269cm" svg:x="3.604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108" draw:text-style-name="P8" xml:id="id46" draw:id="id46" draw:layer="layout" svg:width="1.396cm" svg:height="1.269cm" svg:x="7.323cm" svg:y="10.017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106" draw:text-style-name="P8" xml:id="id38" draw:id="id38" draw:layer="layout" svg:width="1.396cm" svg:height="1.269cm" svg:x="10.957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108" draw:text-style-name="P8" xml:id="id47" draw:id="id47" draw:layer="layout" svg:width="1.396cm" svg:height="1.269cm" svg:x="14.59cm" svg:y="9.763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108" draw:text-style-name="P8" xml:id="id42" draw:id="id42" draw:layer="layout" svg:width="1.396cm" svg:height="1.269cm" svg:x="10.957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108" draw:text-style-name="P8" xml:id="id44" draw:id="id44" draw:layer="layout" svg:width="1.396cm" svg:height="1.269cm" svg:x="3.604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107" draw:text-style-name="P8" xml:id="id45" draw:id="id45" draw:layer="layout" svg:width="1.396cm" svg:height="1.269cm" svg:x="10.957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107" draw:text-style-name="P8" xml:id="id50" draw:id="id50" draw:layer="layout" svg:width="1.396cm" svg:height="1.269cm" svg:x="14.59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107" draw:text-style-name="P8" xml:id="id40" draw:id="id40" draw:layer="layout" svg:width="1.396cm" svg:height="1.269cm" svg:x="7.323cm" svg:y="14.59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connector draw:style-name="gr104" draw:text-style-name="P3" draw:layer="layout" draw:type="line" svg:x1="12.353cm" svg:y1="13.355cm" svg:x2="14.59cm" svg:y2="13.355cm" draw:start-shape="id45" draw:start-glue-point="1" draw:end-shape="id50" draw:end-glue-point="3" svg:d="M12353 13355h2237" svg:viewBox="0 0 2238 1">
          <text:p/>
        </draw:connector>
      </draw:page>
      <draw:page draw:name="page18" draw:style-name="dp1" draw:master-page-name="Default">
        <draw:custom-shape draw:style-name="gr109" draw:text-style-name="P5" draw:layer="layout" svg:width="22.098cm" svg:height="4.557cm" svg:x="2.397cm" svg:y="11.93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22.098cm" svg:height="4.318cm" svg:x="2.397cm" svg:y="7.604cm">
          <text:p/>
          <draw:enhanced-geometry svg:viewBox="0 0 21600 21600" draw:type="rectangle" draw:enhanced-path="M 0 0 L 21600 0 21600 21600 0 21600 0 0 Z N"/>
        </draw:custom-shape>
        <draw:frame draw:style-name="gr111" draw:text-style-name="P20" draw:layer="layout" svg:width="3.546cm" svg:height="1.301cm" svg:x="2.407cm" svg:y="3.051cm">
          <draw:text-box>
            <text:p text:style-name="P19"><text:span text:style-name="T4">P1</text:span></text:p>
          </draw:text-box>
        </draw:frame>
        <draw:frame draw:style-name="gr112" draw:text-style-name="P20" draw:layer="layout" svg:width="3.771cm" svg:height="1.58cm" svg:x="6.08cm" svg:y="3.051cm">
          <draw:text-box>
            <text:p text:style-name="P19"><text:span text:style-name="T4">Recup P1</text:span></text:p>
          </draw:text-box>
        </draw:frame>
        <draw:frame draw:style-name="gr113" draw:text-style-name="P20" draw:layer="layout" svg:width="3.683cm" svg:height="1.284cm" svg:x="9.763cm" svg:y="3.051cm">
          <draw:text-box>
            <text:p text:style-name="P19"><text:span text:style-name="T4">P2</text:span></text:p>
          </draw:text-box>
        </draw:frame>
        <draw:frame draw:style-name="gr114" draw:text-style-name="P20" draw:layer="layout" svg:width="3.683cm" svg:height="1.778cm" svg:x="13.446cm" svg:y="3.051cm">
          <draw:text-box>
            <text:p text:style-name="P19"><text:span text:style-name="T4">Recup P2</text:span></text:p>
          </draw:text-box>
        </draw:frame>
        <draw:frame draw:style-name="gr114" draw:text-style-name="P20" draw:layer="layout" svg:width="3.774cm" svg:height="1.778cm" svg:x="17.048cm" svg:y="3.051cm">
          <draw:text-box>
            <text:p text:style-name="P19"><text:span text:style-name="T4">Condición</text:span></text:p>
            <text:p text:style-name="P19"><text:span text:style-name="T4">final</text:span></text:p>
          </draw:text-box>
        </draw:frame>
        <draw:frame draw:style-name="gr114" draw:text-style-name="P20" draw:layer="layout" svg:width="3.647cm" svg:height="1.778cm" svg:x="20.848cm" svg:y="3.051cm">
          <draw:text-box>
            <text:p text:style-name="P19"><text:span text:style-name="T4">Examen</text:span></text:p>
            <text:p text:style-name="P19"><text:span text:style-name="T4">final</text:span></text:p>
          </draw:text-box>
        </draw:frame>
        <draw:custom-shape draw:style-name="gr115" draw:text-style-name="P7" xml:id="id52" draw:id="id52" draw:layer="layout" svg:width="1.905cm" svg:height="1.778cm" svg:x="18.018cm" svg:y="5.402cm">
          <text:p text:style-name="P6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6" draw:text-style-name="P3" draw:layer="layout" draw:type="line" svg:x1="5.164cm" svg:y1="6.291cm" svg:x2="10.957cm" svg:y2="6.291cm" draw:end-shape="id51" draw:end-glue-point="3" svg:d="M5164 6291h5793" svg:viewBox="0 0 5794 1">
          <text:p/>
        </draw:connector>
        <draw:connector draw:style-name="gr116" draw:text-style-name="P3" draw:layer="layout" draw:type="line" svg:x1="12.353cm" svg:y1="6.291cm" svg:x2="18.018cm" svg:y2="6.291cm" draw:start-shape="id51" draw:start-glue-point="1" draw:end-shape="id52" draw:end-glue-point="3" svg:d="M12353 6291h5665" svg:viewBox="0 0 5666 1">
          <text:p/>
        </draw:connector>
        <draw:custom-shape draw:style-name="gr115" draw:text-style-name="P7" xml:id="id54" draw:id="id54" draw:layer="layout" svg:width="1.905cm" svg:height="1.778cm" svg:x="18.018cm" svg:y="14.312cm">
          <text:p text:style-name="P6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6" draw:text-style-name="P3" draw:layer="layout" draw:type="line" svg:x1="8.719cm" svg:y1="15.224cm" svg:x2="18.018cm" svg:y2="15.201cm" draw:start-shape="id53" draw:start-glue-point="1" draw:end-shape="id54" draw:end-glue-point="3" svg:d="M8719 15224l9299-23" svg:viewBox="0 0 9300 24">
          <text:p/>
        </draw:connector>
        <draw:custom-shape draw:style-name="gr115" draw:text-style-name="P7" xml:id="id56" draw:id="id56" draw:layer="layout" svg:width="1.905cm" svg:height="1.778cm" svg:x="18.018cm" svg:y="8.079cm">
          <text:p text:style-name="P6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6" draw:text-style-name="P3" draw:layer="layout" draw:type="line" svg:x1="12.353cm" svg:y1="8.968cm" svg:x2="18.018cm" svg:y2="8.968cm" draw:start-shape="id55" draw:start-glue-point="1" draw:end-shape="id56" draw:end-glue-point="3" svg:d="M12353 8968h5665" svg:viewBox="0 0 5666 1">
          <text:p/>
        </draw:connector>
        <draw:connector draw:style-name="gr116" draw:text-style-name="P3" draw:layer="layout" draw:type="line" svg:x1="5cm" svg:y1="8.968cm" svg:x2="10.957cm" svg:y2="8.968cm" draw:start-shape="id57" draw:start-glue-point="1" draw:end-shape="id55" draw:end-glue-point="3" svg:d="M5000 8968h5957" svg:viewBox="0 0 5958 1">
          <text:p/>
        </draw:connector>
        <draw:connector draw:style-name="gr116" draw:text-style-name="P3" draw:layer="layout" draw:type="curve" svg:x1="4.302cm" svg:y1="9.603cm" svg:x2="10.957cm" svg:y2="13.355cm" draw:start-shape="id57" draw:start-glue-point="2" draw:end-shape="id58" draw:end-glue-point="3" svg:d="M4302 9603c0 2502 2218 3752 6655 3752" svg:viewBox="0 0 6656 3753">
          <text:p/>
        </draw:connector>
        <draw:connector draw:style-name="gr116" draw:text-style-name="P3" draw:layer="layout" draw:type="curve" svg:x1="8.719cm" svg:y1="10.651cm" svg:x2="10.957cm" svg:y2="13.355cm" draw:start-shape="id59" draw:start-glue-point="1" draw:end-shape="id58" draw:end-glue-point="3" svg:d="M8719 10651c1678 0 560 2704 2238 2704" svg:viewBox="0 0 2239 2705">
          <text:p/>
        </draw:connector>
        <draw:connector draw:style-name="gr116" draw:text-style-name="P3" draw:layer="layout" draw:type="curve" svg:x1="8.719cm" svg:y1="10.651cm" svg:x2="10.957cm" svg:y2="8.968cm" draw:start-shape="id59" draw:start-glue-point="1" draw:end-shape="id55" draw:end-glue-point="3" svg:d="M8719 10651c1678 0 560-1683 2238-1683" svg:viewBox="0 0 2239 1684">
          <text:p/>
        </draw:connector>
        <draw:connector draw:style-name="gr116" draw:text-style-name="P3" draw:layer="layout" draw:type="curve" svg:x1="12.353cm" svg:y1="13.355cm" svg:x2="15.288cm" svg:y2="11.032cm" draw:start-shape="id58" draw:start-glue-point="1" draw:end-shape="id60" draw:end-glue-point="2" svg:d="M12353 13355c1957 0 2935-774 2935-2323" svg:viewBox="0 0 2936 2324">
          <text:p/>
        </draw:connector>
        <draw:connector draw:style-name="gr116" draw:text-style-name="P3" draw:layer="layout" draw:type="curve" draw:line-skew="-1.216cm" svg:x1="5cm" svg:y1="6.291cm" svg:x2="10.957cm" svg:y2="13.355cm" draw:start-shape="id61" draw:start-glue-point="1" draw:end-shape="id58" draw:end-glue-point="3" svg:d="M5000 6291c2644 0-334 7064 5957 7064" svg:viewBox="0 0 5958 7065">
          <text:p/>
        </draw:connector>
        <draw:connector draw:style-name="gr116" draw:text-style-name="P3" draw:layer="layout" draw:type="curve" svg:x1="5cm" svg:y1="6.291cm" svg:x2="10.957cm" svg:y2="8.968cm" draw:start-shape="id61" draw:start-glue-point="1" draw:end-shape="id55" draw:end-glue-point="3" svg:d="M5000 6291c4468 0 1490 2677 5957 2677" svg:viewBox="0 0 5958 2678">
          <text:p/>
        </draw:connector>
        <draw:connector draw:style-name="gr116" draw:text-style-name="P3" draw:layer="layout" draw:type="curve" svg:x1="5cm" svg:y1="13.355cm" svg:x2="8.021cm" svg:y2="11.286cm" draw:start-shape="id62" draw:start-glue-point="1" draw:end-shape="id59" draw:end-glue-point="2" svg:d="M5000 13355c2014 0 3021-689 3021-2069" svg:viewBox="0 0 3022 2070">
          <text:p/>
        </draw:connector>
        <draw:connector draw:style-name="gr116" draw:text-style-name="P3" draw:layer="layout" draw:type="curve" svg:x1="5cm" svg:y1="13.355cm" svg:x2="7.323cm" svg:y2="15.224cm" draw:start-shape="id62" draw:start-glue-point="1" draw:end-shape="id53" draw:end-glue-point="3" svg:d="M5000 13355c1743 0 582 1869 2323 1869" svg:viewBox="0 0 2324 1870">
          <text:p/>
        </draw:connector>
        <draw:connector draw:style-name="gr116" draw:text-style-name="P3" draw:layer="layout" draw:type="curve" svg:x1="15.986cm" svg:y1="13.355cm" svg:x2="18.018cm" svg:y2="15.201cm" draw:start-shape="id63" draw:start-glue-point="1" draw:end-shape="id54" draw:end-glue-point="3" svg:d="M15986 13355c1503 0 487 1846 2032 1846" svg:viewBox="0 0 2033 1847">
          <text:p/>
        </draw:connector>
        <draw:line draw:style-name="gr117" draw:text-style-name="P3" draw:layer="layout" svg:x1="6.062cm" svg:y1="2.65cm" svg:x2="6.062cm" svg:y2="16.493cm">
          <text:p/>
        </draw:line>
        <draw:line draw:style-name="gr117" draw:text-style-name="P3" draw:layer="layout" svg:x1="9.751cm" svg:y1="2.65cm" svg:x2="9.751cm" svg:y2="16.493cm">
          <text:p/>
        </draw:line>
        <draw:line draw:style-name="gr117" draw:text-style-name="P3" draw:layer="layout" svg:x1="13.44cm" svg:y1="2.65cm" svg:x2="13.44cm" svg:y2="16.493cm">
          <text:p/>
        </draw:line>
        <draw:line draw:style-name="gr117" draw:text-style-name="P3" draw:layer="layout" svg:x1="17.128cm" svg:y1="2.65cm" svg:x2="17.128cm" svg:y2="16.493cm">
          <text:p/>
        </draw:line>
        <draw:line draw:style-name="gr117" draw:text-style-name="P3" draw:layer="layout" svg:x1="20.817cm" svg:y1="2.65cm" svg:x2="20.817cm" svg:y2="16.493cm">
          <text:p/>
        </draw:line>
        <draw:line draw:style-name="gr117" draw:text-style-name="P3" draw:layer="layout" svg:x1="2.373cm" svg:y1="2.65cm" svg:x2="2.373cm" svg:y2="16.493cm">
          <text:p/>
        </draw:line>
        <draw:line draw:style-name="gr117" draw:text-style-name="P3" draw:layer="layout" svg:x1="24.504cm" svg:y1="2.65cm" svg:x2="24.504cm" svg:y2="16.493cm">
          <text:p/>
        </draw:line>
        <draw:connector draw:style-name="gr116" draw:text-style-name="P3" draw:layer="layout" draw:type="curve" svg:x1="15.986cm" svg:y1="10.397cm" svg:x2="18.018cm" svg:y2="8.968cm" draw:start-shape="id60" draw:start-glue-point="1" draw:end-shape="id56" draw:end-glue-point="3" svg:d="M15986 10397c1503 0 487-1429 2032-1429" svg:viewBox="0 0 2033 1430">
          <text:p/>
        </draw:connector>
        <draw:g>
          <draw:custom-shape draw:style-name="gr61" draw:text-style-name="P7" xml:id="id64" draw:id="id64" draw:layer="layout" svg:width="1.905cm" svg:height="1.778cm" svg:x="21.692cm" svg:y="8.047cm">
            <text:p text:style-name="P6"><text:span text:style-name="T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xml:id="id65" draw:id="id65" draw:layer="layout" svg:width="1.524cm" svg:height="1.474cm" svg:x="21.882cm" svg:y="10.144cm">
            <text:p text:style-name="P11"><text:span text:style-name="T3">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2" draw:text-style-name="P3" draw:layer="layout" draw:type="line" svg:x1="22.644cm" svg:y1="9.825cm" svg:x2="22.644cm" svg:y2="10.144cm" draw:start-shape="id64" draw:start-glue-point="2" draw:end-shape="id65" draw:end-glue-point="4" svg:d="M22644 9825v319" svg:viewBox="0 0 1 320">
            <text:p/>
          </draw:connector>
        </draw:g>
        <draw:g>
          <draw:custom-shape draw:style-name="gr61" draw:text-style-name="P7" xml:id="id66" draw:id="id66" draw:layer="layout" svg:width="1.905cm" svg:height="1.778cm" svg:x="21.692cm" svg:y="12.392cm">
            <text:p text:style-name="P6"><text:span text:style-name="T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" draw:text-style-name="P12" draw:layer="layout" svg:width="1.524cm" svg:height="1.474cm" svg:x="21.12cm" svg:y="14.639cm">
              <text:p text:style-name="P11"><text:span text:style-name="T3">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2" draw:layer="layout" svg:width="1.524cm" svg:height="1.474cm" svg:x="22.644cm" svg:y="14.639cm">
              <text:p text:style-name="P11"><text:span text:style-name="T3">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62" draw:text-style-name="P3" draw:layer="layout" draw:type="line" svg:x1="22.644cm" svg:y1="14.17cm" svg:x2="21.882cm" svg:y2="14.639cm" draw:start-shape="id66" draw:start-glue-point="2" svg:d="M22644 14170l-762 469" svg:viewBox="0 0 763 470">
            <text:p/>
          </draw:connector>
          <draw:connector draw:style-name="gr62" draw:text-style-name="P3" draw:layer="layout" draw:type="line" svg:x1="22.644cm" svg:y1="14.17cm" svg:x2="23.406cm" svg:y2="14.639cm" draw:start-shape="id66" draw:start-glue-point="2" svg:d="M22644 14170l762 469" svg:viewBox="0 0 763 470">
            <text:p/>
          </draw:connector>
        </draw:g>
        <draw:frame draw:style-name="gr118" draw:text-style-name="P8" xml:id="id61" draw:id="id61" draw:layer="layout" svg:width="1.396cm" svg:height="1.269cm" svg:x="3.604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119" draw:text-style-name="P8" xml:id="id62" draw:id="id62" draw:layer="layout" svg:width="1.396cm" svg:height="1.269cm" svg:x="3.604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120" draw:text-style-name="P8" xml:id="id59" draw:id="id59" draw:layer="layout" svg:width="1.396cm" svg:height="1.269cm" svg:x="7.323cm" svg:y="10.017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118" draw:text-style-name="P8" xml:id="id51" draw:id="id51" draw:layer="layout" svg:width="1.396cm" svg:height="1.269cm" svg:x="10.957cm" svg:y="5.657cm">
          <draw:image xlink:href="Pictures/2000000B000007E7000007A2D93CF5F07F29375B.svm" xlink:type="simple" xlink:show="embed" xlink:actuate="onLoad" loext:mime-type="image/x-svm">
            <text:p/>
          </draw:image>
          <draw:image xlink:href="Pictures/100002000000004C0000004A5B704844133F4ECB.png" xlink:type="simple" xlink:show="embed" xlink:actuate="onLoad" loext:mime-type="image/png"/>
        </draw:frame>
        <draw:frame draw:style-name="gr120" draw:text-style-name="P8" xml:id="id60" draw:id="id60" draw:layer="layout" svg:width="1.396cm" svg:height="1.269cm" svg:x="14.59cm" svg:y="9.763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120" draw:text-style-name="P8" xml:id="id55" draw:id="id55" draw:layer="layout" svg:width="1.396cm" svg:height="1.269cm" svg:x="10.957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120" draw:text-style-name="P8" xml:id="id57" draw:id="id57" draw:layer="layout" svg:width="1.396cm" svg:height="1.269cm" svg:x="3.604cm" svg:y="8.334cm">
          <draw:image xlink:href="Pictures/2000000B0000087000000A3B1C6DC159572B393C.svm" xlink:type="simple" xlink:show="embed" xlink:actuate="onLoad" loext:mime-type="image/x-svm">
            <text:p/>
          </draw:image>
          <draw:image xlink:href="Pictures/1000020000000052000000633C66EA664E82BC7C.png" xlink:type="simple" xlink:show="embed" xlink:actuate="onLoad" loext:mime-type="image/png"/>
        </draw:frame>
        <draw:frame draw:style-name="gr119" draw:text-style-name="P8" xml:id="id58" draw:id="id58" draw:layer="layout" svg:width="1.396cm" svg:height="1.269cm" svg:x="10.957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119" draw:text-style-name="P8" xml:id="id63" draw:id="id63" draw:layer="layout" svg:width="1.396cm" svg:height="1.269cm" svg:x="14.59cm" svg:y="12.721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frame draw:style-name="gr119" draw:text-style-name="P8" xml:id="id53" draw:id="id53" draw:layer="layout" svg:width="1.396cm" svg:height="1.269cm" svg:x="7.323cm" svg:y="14.59cm">
          <draw:image xlink:href="Pictures/2000000B000007F100000723FAB14AF2F8F9B986.svm" xlink:type="simple" xlink:show="embed" xlink:actuate="onLoad" loext:mime-type="image/x-svm">
            <text:p/>
          </draw:image>
          <draw:image xlink:href="Pictures/100002000000004D00000045047EE174AF65F922.png" xlink:type="simple" xlink:show="embed" xlink:actuate="onLoad" loext:mime-type="image/png"/>
        </draw:frame>
        <draw:connector draw:style-name="gr116" draw:text-style-name="P3" draw:layer="layout" draw:type="line" svg:x1="12.353cm" svg:y1="13.355cm" svg:x2="14.59cm" svg:y2="13.355cm" draw:start-shape="id58" draw:start-glue-point="1" draw:end-shape="id63" draw:end-glue-point="3" svg:d="M12353 13355h2237" svg:viewBox="0 0 2238 1">
          <text:p/>
        </draw:connector>
      </draw:page>
      <draw:page draw:name="page19" draw:style-name="dp1" draw:master-page-name="Default">
        <draw:frame draw:style-name="gr66" draw:text-style-name="P8" draw:layer="layout" svg:width="22.124cm" svg:height="13.845cm" svg:x="2.372cm" svg:y="2.649cm">
          <draw:image xlink:href="Pictures/200000510000566D000036161808C6D7CE67F876.svm" xlink:type="simple" xlink:show="embed" xlink:actuate="onLoad" loext:mime-type="image/x-svm">
            <text:p/>
          </draw:image>
          <draw:image xlink:href="Pictures/10000200000003450000020C65B5306CFAA301E4.png" xlink:type="simple" xlink:show="embed" xlink:actuate="onLoad" loext:mime-type="image/png"/>
        </draw:frame>
      </draw:page>
      <draw:page draw:name="page20" draw:style-name="dp1" draw:master-page-name="Default">
        <draw:frame draw:style-name="gr66" draw:text-style-name="P8" draw:layer="layout" svg:width="22.124cm" svg:height="13.845cm" svg:x="2.372cm" svg:y="2.649cm">
          <draw:image xlink:href="Pictures/200000970000566D0000361655C5204A31880821.svm" xlink:type="simple" xlink:show="embed" xlink:actuate="onLoad" loext:mime-type="image/x-svm">
            <text:p/>
          </draw:image>
          <draw:image xlink:href="Pictures/10000200000003450000020C8DC93A4DF41D946D.png" xlink:type="simple" xlink:show="embed" xlink:actuate="onLoad" loext:mime-type="image/png"/>
        </draw:frame>
      </draw:page>
      <draw:page draw:name="page21" draw:style-name="dp1" draw:master-page-name="Default">
        <draw:frame draw:style-name="gr66" draw:text-style-name="P8" draw:layer="layout" svg:width="22.124cm" svg:height="13.845cm" svg:x="2.372cm" svg:y="2.649cm">
          <draw:image xlink:href="Pictures/200001200000566D00003616F928D2F156192DAE.svm" xlink:type="simple" xlink:show="embed" xlink:actuate="onLoad" loext:mime-type="image/x-svm">
            <text:p/>
          </draw:image>
          <draw:image xlink:href="Pictures/10000200000003450000020C0B6A8CFB471BE422.png" xlink:type="simple" xlink:show="embed" xlink:actuate="onLoad" loext:mime-type="image/png"/>
        </draw:frame>
      </draw:page>
      <draw:page draw:name="page22" draw:style-name="dp1" draw:master-page-name="Default">
        <draw:frame draw:style-name="gr66" draw:text-style-name="P8" draw:layer="layout" svg:width="22.124cm" svg:height="13.845cm" svg:x="2.372cm" svg:y="2.649cm">
          <draw:image xlink:href="Pictures/200001660000566D000036160769F49918C382E0.svm" xlink:type="simple" xlink:show="embed" xlink:actuate="onLoad" loext:mime-type="image/x-svm">
            <text:p/>
          </draw:image>
          <draw:image xlink:href="Pictures/10000200000003450000020C337E917B021C7D40.png" xlink:type="simple" xlink:show="embed" xlink:actuate="onLoad" loext:mime-type="image/png"/>
        </draw:frame>
      </draw:page>
      <draw:page draw:name="page23" draw:style-name="dp1" draw:master-page-name="Default">
        <draw:frame draw:style-name="gr66" draw:text-style-name="P8" draw:layer="layout" svg:width="22.124cm" svg:height="13.845cm" svg:x="2.372cm" svg:y="2.649cm">
          <draw:image xlink:href="Pictures/200002030000566D00003616DDB6038099C7B9EE.svm" xlink:type="simple" xlink:show="embed" xlink:actuate="onLoad" loext:mime-type="image/x-svm">
            <text:p/>
          </draw:image>
          <draw:image xlink:href="Pictures/10000200000003450000020C978AB5854C886ABC.png" xlink:type="simple" xlink:show="embed" xlink:actuate="onLoad" loext:mime-type="image/png"/>
        </draw:frame>
      </draw:page>
      <draw:page draw:name="page24" draw:style-name="dp1" draw:master-page-name="Default">
        <draw:frame draw:style-name="gr66" draw:text-style-name="P8" draw:layer="layout" svg:width="22.133cm" svg:height="13.845cm" svg:x="2.373cm" svg:y="2.649cm">
          <draw:image xlink:href="Pictures/2000029800005676000036164E64AEF489753C2C.svm" xlink:type="simple" xlink:show="embed" xlink:actuate="onLoad" loext:mime-type="image/x-svm">
            <text:p/>
          </draw:image>
          <draw:image xlink:href="Pictures/10000200000003460000020CA8D9DE275A01DF9B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" style:display-name="Object with no fill and no line_2_2" style:family="graphic" style:parent-style-name="Default_5f_2_5f_2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3" style:display-name="Object with no fill and no line_2_3" style:family="graphic" style:parent-style-name="Default_5f_2_5f_3">
      <style:graphic-properties draw:stroke="none" draw:fill="none"/>
    </style:style>
    <style:style style:name="Default_5f_4_5f_2" style:display-name="Default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4" style:display-name="Object with no fill and no line_2_4" style:family="graphic" style:parent-style-name="Default_5f_2_5f_4">
      <style:graphic-properties draw:stroke="none" draw:fill="none"/>
    </style:style>
    <style:style style:name="Default_5f_4_5f_3" style:display-name="Default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3" style:display-name="Default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Object_20_with_20_no_20_fill_20_and_20_no_20_line_5f_1_5f_3" style:display-name="Object with no fill and no line_1_3" style:family="graphic" style:parent-style-name="Default_5f_1_5f_3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" style:display-name="Object without fill_1_4" style:family="graphic" style:parent-style-name="Default_5f_1_5f_4">
      <style:graphic-properties svg:stroke-color="#000000" draw:fill="none"/>
    </style:style>
    <style:style style:name="Object_20_with_20_no_20_fill_20_and_20_no_20_line_5f_1_5f_4" style:display-name="Object with no fill and no line_1_4" style:family="graphic" style:parent-style-name="Default_5f_1_5f_4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5" style:display-name="Object without fill_1_5" style:family="graphic" style:parent-style-name="Default_5f_1_5f_5">
      <style:graphic-properties svg:stroke-color="#000000" draw:fill="none"/>
    </style:style>
    <style:style style:name="Object_20_with_20_no_20_fill_20_and_20_no_20_line_5f_1_5f_5" style:display-name="Object with no fill and no line_1_5" style:family="graphic" style:parent-style-name="Default_5f_1_5f_5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6" style:display-name="Object without fill_1_6" style:family="graphic" style:parent-style-name="Default_5f_1_5f_6">
      <style:graphic-properties svg:stroke-color="#000000" draw:fill="none"/>
    </style:style>
    <style:style style:name="Object_20_with_20_no_20_fill_20_and_20_no_20_line_5f_1_5f_6" style:display-name="Object with no fill and no line_1_6" style:family="graphic" style:parent-style-name="Default_5f_1_5f_6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7" style:display-name="Object without fill_1_7" style:family="graphic" style:parent-style-name="Default_5f_1_5f_7">
      <style:graphic-properties svg:stroke-color="#000000" draw:fill="none"/>
    </style:style>
    <style:style style:name="Object_20_with_20_no_20_fill_20_and_20_no_20_line_5f_1_5f_7" style:display-name="Object with no fill and no line_1_7" style:family="graphic" style:parent-style-name="Default_5f_1_5f_7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_5f_1" style:display-name="Object without fill_1_2_1" style:family="graphic" style:parent-style-name="Default_5f_1_5f_2_5f_1">
      <style:graphic-properties svg:stroke-color="#000000" draw:fill="none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08:26:45.737402712</meta:creation-date>
    <dc:date>2019-02-28T09:21:56.595262021</dc:date>
    <meta:editing-duration>PT4H53M14S</meta:editing-duration>
    <meta:editing-cycles>36</meta:editing-cycles>
    <meta:generator>LibreOffice/6.1.0.3$Linux_X86_64 LibreOffice_project/10$Build-3</meta:generator>
    <meta:document-statistic meta:object-count="321"/>
  </office:meta>
</office:document-meta>
</file>